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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1in" text:min-label-width="0in" text:list-level-position-and-space-mode="label-alignment">
          <style:list-level-label-alignment text:label-followed-by="listtab" fo:margin-left="1.1in" fo:text-indent="0in"/>
        </style:list-level-properties>
        <style:text-properties style:font-name="Calibri"/>
      </text:list-level-style-bullet>
      <text:list-level-style-bullet text:level="3" text:style-name="WW_CharLFO1LVL3" text:bullet-char="▪">
        <style:list-level-properties text:space-before="1.6in" text:min-label-width="0in" text:list-level-position-and-space-mode="label-alignment">
          <style:list-level-label-alignment text:label-followed-by="listtab" fo:margin-left="1.6in" fo:text-indent="0in"/>
        </style:list-level-properties>
        <style:text-properties style:font-name="Calibri"/>
      </text:list-level-style-bullet>
      <text:list-level-style-bullet text:level="4" text:style-name="WW_CharLFO1LVL4" text:bullet-char="•">
        <style:list-level-properties text:space-before="2.1in" text:min-label-width="0in" text:list-level-position-and-space-mode="label-alignment">
          <style:list-level-label-alignment text:label-followed-by="listtab" fo:margin-left="2.1in" fo:text-indent="0in"/>
        </style:list-level-properties>
        <style:text-properties style:font-name="Calibri"/>
      </text:list-level-style-bullet>
      <text:list-level-style-bullet text:level="5" text:style-name="WW_CharLFO1LVL5" text:bullet-char="o">
        <style:list-level-properties text:space-before="2.6in" text:min-label-width="0in" text:list-level-position-and-space-mode="label-alignment">
          <style:list-level-label-alignment text:label-followed-by="listtab" fo:margin-left="2.6in" fo:text-indent="0in"/>
        </style:list-level-properties>
        <style:text-properties style:font-name="Calibri"/>
      </text:list-level-style-bullet>
      <text:list-level-style-bullet text:level="6" text:style-name="WW_CharLFO1LVL6" text:bullet-char="▪">
        <style:list-level-properties text:space-before="3.1in" text:min-label-width="0in" text:list-level-position-and-space-mode="label-alignment">
          <style:list-level-label-alignment text:label-followed-by="listtab" fo:margin-left="3.1in" fo:text-indent="0in"/>
        </style:list-level-properties>
        <style:text-properties style:font-name="Calibri"/>
      </text:list-level-style-bullet>
      <text:list-level-style-bullet text:level="7" text:style-name="WW_CharLFO1LVL7" text:bullet-char="•">
        <style:list-level-properties text:space-before="3.6in" text:min-label-width="0in" text:list-level-position-and-space-mode="label-alignment">
          <style:list-level-label-alignment text:label-followed-by="listtab" fo:margin-left="3.6in" fo:text-indent="0in"/>
        </style:list-level-properties>
        <style:text-properties style:font-name="Calibri"/>
      </text:list-level-style-bullet>
      <text:list-level-style-bullet text:level="8" text:style-name="WW_CharLFO1LVL8" text:bullet-char="o">
        <style:list-level-properties text:space-before="4.1in" text:min-label-width="0in" text:list-level-position-and-space-mode="label-alignment">
          <style:list-level-label-alignment text:label-followed-by="listtab" fo:margin-left="4.1in" fo:text-indent="0in"/>
        </style:list-level-properties>
        <style:text-properties style:font-name="Calibri"/>
      </text:list-level-style-bullet>
      <text:list-level-style-bullet text:level="9" text:style-name="WW_CharLFO1LVL9" text:bullet-char="▪">
        <style:list-level-properties text:space-before="4.6in" text:min-label-width="0in" text:list-level-position-and-space-mode="label-alignment">
          <style:list-level-label-alignment text:label-followed-by="listtab" fo:margin-left="4.6in" fo:text-indent="0in"/>
        </style:list-level-properties>
        <style:text-properties style:font-name="Calibri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-0.0097in" text:min-label-width="0.25in" text:list-level-position-and-space-mode="label-alignment">
          <style:list-level-label-alignment text:label-followed-by="listtab" fo:margin-left="0.2402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4902in" text:min-label-width="0.25in" text:list-level-position-and-space-mode="label-alignment">
          <style:list-level-label-alignment text:label-followed-by="listtab" fo:margin-left="0.7402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9902in" text:min-label-width="0.25in" text:list-level-position-and-space-mode="label-alignment">
          <style:list-level-label-alignment text:label-followed-by="listtab" fo:margin-left="1.2402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.4902in" text:min-label-width="0.25in" text:list-level-position-and-space-mode="label-alignment">
          <style:list-level-label-alignment text:label-followed-by="listtab" fo:margin-left="1.7402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2.4902in" text:min-label-width="0.25in" text:list-level-position-and-space-mode="label-alignment">
          <style:list-level-label-alignment text:label-followed-by="listtab" fo:margin-left="2.7402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2.9902in" text:min-label-width="0.25in" text:list-level-position-and-space-mode="label-alignment">
          <style:list-level-label-alignment text:label-followed-by="listtab" fo:margin-left="3.240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3.4902in" text:min-label-width="0.25in" text:list-level-position-and-space-mode="label-alignment">
          <style:list-level-label-alignment text:label-followed-by="listtab" fo:margin-left="3.7402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3.9902in" text:min-label-width="0.25in" text:list-level-position-and-space-mode="label-alignment">
          <style:list-level-label-alignment text:label-followed-by="listtab" fo:margin-left="4.2402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5.0416in" text:min-label-width="0.25in" text:list-level-position-and-space-mode="label-alignment">
          <style:list-level-label-alignment text:label-followed-by="listtab" fo:margin-left="5.2916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•">
        <style:list-level-properties text:space-before="0.4916in" text:min-label-width="0.493in" text:list-level-position-and-space-mode="label-alignment">
          <style:list-level-label-alignment text:label-followed-by="listtab" fo:margin-left="0.9847in" fo:text-indent="-0.493in"/>
        </style:list-level-properties>
        <style:text-properties style:font-name="Calibri"/>
      </text:list-level-style-bullet>
      <text:list-level-style-bullet text:level="2" text:style-name="WW_CharLFO2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493in" text:list-level-position-and-space-mode="label-alignment">
          <style:list-level-label-alignment text:label-followed-by="listtab" fo:margin-left="0.743in" fo:text-indent="-0.493in"/>
        </style:list-level-properties>
        <style:text-properties style:font-name="Calibri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493in" text:list-level-position-and-space-mode="label-alignment">
          <style:list-level-label-alignment text:label-followed-by="listtab" fo:margin-left="0.743in" fo:text-indent="-0.493in"/>
        </style:list-level-properties>
        <style:text-properties style:font-name="Calibri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493in" text:list-level-position-and-space-mode="label-alignment">
          <style:list-level-label-alignment text:label-followed-by="listtab" fo:margin-left="0.743in" fo:text-indent="-0.493in"/>
        </style:list-level-properties>
        <style:text-properties style:font-name="Calibri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493in" text:list-level-position-and-space-mode="label-alignment">
          <style:list-level-label-alignment text:label-followed-by="listtab" fo:margin-left="0.743in" fo:text-indent="-0.493in"/>
        </style:list-level-properties>
        <style:text-properties style:font-name="Calibri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493in" text:list-level-position-and-space-mode="label-alignment">
          <style:list-level-label-alignment text:label-followed-by="listtab" fo:margin-left="0.743in" fo:text-indent="-0.493in"/>
        </style:list-level-properties>
        <style:text-properties style:font-name="Calibri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•">
        <style:list-level-properties text:space-before="0.5in" text:min-label-width="0.493in" text:list-level-position-and-space-mode="label-alignment">
          <style:list-level-label-alignment text:label-followed-by="listtab" fo:margin-left="0.993in" fo:text-indent="-0.493in"/>
        </style:list-level-properties>
        <style:text-properties style:font-name="Calibri"/>
      </text:list-level-style-bullet>
      <text:list-level-style-bullet text:level="2" text:style-name="WW_CharLFO2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•">
        <style:list-level-properties text:space-before="0.4916in" text:min-label-width="0.1791in" text:list-level-position-and-space-mode="label-alignment">
          <style:list-level-label-alignment text:label-followed-by="listtab" fo:margin-left="0.6708in" fo:text-indent="-0.1791in"/>
        </style:list-level-properties>
        <style:text-properties style:font-name="Calibri"/>
      </text:list-level-style-bullet>
      <text:list-level-style-bullet text:level="2" text:style-name="WW_CharLFO28LVL2" text:bullet-char="o">
        <style:list-level-properties text:space-before="0.45in" text:min-label-width="0.25in" text:list-level-position-and-space-mode="label-alignment">
          <style:list-level-label-alignment text:label-followed-by="listtab" fo:margin-left="0.7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0.95in" text:min-label-width="0.25in" text:list-level-position-and-space-mode="label-alignment">
          <style:list-level-label-alignment text:label-followed-by="listtab" fo:margin-left="1.2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45in" text:min-label-width="0.25in" text:list-level-position-and-space-mode="label-alignment">
          <style:list-level-label-alignment text:label-followed-by="listtab" fo:margin-left="1.7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1.95in" text:min-label-width="0.25in" text:list-level-position-and-space-mode="label-alignment">
          <style:list-level-label-alignment text:label-followed-by="listtab" fo:margin-left="2.2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45in" text:min-label-width="0.25in" text:list-level-position-and-space-mode="label-alignment">
          <style:list-level-label-alignment text:label-followed-by="listtab" fo:margin-left="2.7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2.95in" text:min-label-width="0.25in" text:list-level-position-and-space-mode="label-alignment">
          <style:list-level-label-alignment text:label-followed-by="listtab" fo:margin-left="3.2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45in" text:min-label-width="0.25in" text:list-level-position-and-space-mode="label-alignment">
          <style:list-level-label-alignment text:label-followed-by="listtab" fo:margin-left="3.7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3.95in" text:min-label-width="0.25in" text:list-level-position-and-space-mode="label-alignment">
          <style:list-level-label-alignment text:label-followed-by="listtab" fo:margin-left="4.2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 fo:text-align="center" fo:margin-left="-0.0034in">
        <style:tab-stops/>
      </style:paragraph-properties>
    </style:style>
    <style:style style:name="P9" style:parent-style-name="Título1" style:family="paragraph">
      <style:paragraph-properties fo:margin-left="-0.0034in">
        <style:tab-stops/>
      </style:paragraph-properties>
    </style:style>
    <style:style style:name="P10" style:parent-style-name="Normal" style:family="paragraph">
      <style:paragraph-properties fo:text-align="start" fo:margin-bottom="0.1111in" fo:line-height="107%" fo:margin-left="0in" fo:text-indent="0in">
        <style:tab-stops/>
      </style:paragraph-properties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11" style:parent-style-name="Normal" style:family="paragraph">
      <style:paragraph-properties fo:text-align="start" fo:margin-bottom="0.1111in" fo:line-height="107%" fo:margin-left="0in" fo:text-indent="0in">
        <style:tab-stops/>
      </style:paragraph-properties>
      <style:text-properties style:font-name="Calibri" style:font-name-asian="Calibri" style:font-name-complex="Times New Roman" style:use-window-font-color="true" style:font-size-complex="12pt" style:language-asian="en" style:country-asian="US"/>
    </style:style>
    <style:style style:name="P12" style:parent-style-name="Normal" style:family="paragraph">
      <style:paragraph-properties fo:text-align="start" fo:margin-bottom="0.1111in" fo:line-height="107%" fo:margin-left="0in" fo:text-indent="0in">
        <style:tab-stops/>
      </style:paragraph-properties>
      <style:text-properties style:font-name="Calibri" style:font-name-asian="Calibri" style:font-name-complex="Times New Roman" style:use-window-font-color="true" style:font-size-complex="12pt" style:language-asian="en" style:country-asian="US"/>
    </style:style>
    <style:style style:name="P13" style:parent-style-name="Normal" style:family="paragraph">
      <style:paragraph-properties fo:text-align="start" fo:margin-bottom="0.1111in" fo:line-height="107%" fo:margin-left="0in" fo:text-indent="0in">
        <style:tab-stops/>
      </style:paragraph-properties>
      <style:text-properties style:font-name="Calibri" style:font-name-asian="Calibri" style:font-name-complex="Times New Roman" style:use-window-font-color="true" style:font-size-complex="12pt" style:language-asian="en" style:country-asian="US"/>
    </style:style>
    <style:style style:name="P14" style:parent-style-name="Normal" style:family="paragraph">
      <style:paragraph-properties fo:text-align="start" fo:margin-bottom="0.1111in" fo:line-height="107%" fo:margin-left="0in" fo:text-indent="0in">
        <style:tab-stops/>
      </style:paragraph-properties>
      <style:text-properties style:font-name="Calibri" style:font-name-asian="Calibri" style:font-name-complex="Times New Roman" style:use-window-font-color="true" style:font-size-complex="12pt" style:language-asian="en" style:country-asian="US"/>
    </style:style>
    <style:style style:name="P1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" style:parent-style-name="Fuentedepárrafopredeter." style:family="text">
      <style:text-properties style:font-name="Calibri" style:font-name-asian="Calibri" style:font-name-complex="Times New Roman" style:use-window-font-color="true" style:font-size-complex="12pt" style:language-asian="en" style:country-asian="US"/>
    </style:style>
    <style:style style:name="P17" style:parent-style-name="Normal" style:family="paragraph">
      <style:paragraph-properties fo:text-align="start" fo:margin-bottom="0.1111in" fo:line-height="107%" fo:margin-left="0in" fo:text-indent="0in">
        <style:tab-stops/>
      </style:paragraph-properties>
      <style:text-properties style:font-name="Calibri" style:font-name-asian="Calibri" style:font-name-complex="Times New Roman" fo:font-weight="bold" style:font-weight-asian="bold" style:font-weight-complex="bold" style:use-window-font-color="true" fo:font-size="11pt" style:font-size-asian="11pt" style:language-asian="en" style:country-asian="US"/>
    </style:style>
    <style:style style:name="P18" style:parent-style-name="Párrafodelista" style:family="paragraph">
      <style:paragraph-properties fo:text-align="start" fo:margin-bottom="0.1111in" fo:line-height="107%"/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19" style:parent-style-name="Párrafodelista" style:family="paragraph">
      <style:paragraph-properties fo:text-align="start" fo:margin-bottom="0.1111in" fo:line-height="107%" fo:text-indent="0in"/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20" style:parent-style-name="Párrafodelista" style:family="paragraph">
      <style:paragraph-properties fo:text-align="start" fo:margin-bottom="0.1111in" fo:line-height="107%"/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21" style:parent-style-name="Párrafodelista" style:family="paragraph">
      <style:paragraph-properties fo:text-align="start" fo:margin-bottom="0.1111in" fo:line-height="107%"/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22" style:parent-style-name="Párrafodelista" style:family="paragraph">
      <style:paragraph-properties fo:text-align="start" fo:margin-bottom="0.1111in" fo:line-height="107%"/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23" style:parent-style-name="Párrafodelista" style:family="paragraph">
      <style:paragraph-properties fo:text-align="start" fo:margin-bottom="0.1111in" fo:line-height="107%" fo:text-indent="0in"/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24" style:parent-style-name="Párrafodelista" style:family="paragraph">
      <style:paragraph-properties fo:text-align="start" fo:margin-bottom="0.1111in" fo:line-height="107%" fo:text-indent="0in"/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25" style:parent-style-name="Título1" style:family="paragraph">
      <style:paragraph-properties fo:margin-left="-0.0034in">
        <style:tab-stops/>
      </style:paragraph-properties>
    </style:style>
    <style:style style:name="P26" style:parent-style-name="Normal" style:family="paragraph">
      <style:paragraph-properties fo:text-align="start" fo:margin-bottom="0.1111in" fo:line-height="107%" fo:margin-left="0in" fo:text-indent="0in">
        <style:tab-stops/>
      </style:paragraph-properties>
      <style:text-properties style:font-name="Calibri" style:font-name-asian="Calibri" style:font-name-complex="Times New Roman" style:use-window-font-color="true" style:font-size-complex="12pt" style:language-asian="en" style:country-asian="US"/>
    </style:style>
    <style:style style:name="P2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8" style:parent-style-name="Fuentedepárrafopredeter." style:family="text"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T29" style:parent-style-name="Fuentedepárrafopredeter." style:family="text"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T30" style:parent-style-name="Fuentedepárrafopredeter." style:family="text"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T31" style:parent-style-name="Fuentedepárrafopredeter." style:family="text"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T32" style:parent-style-name="Fuentedepárrafopredeter." style:family="text"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33" style:parent-style-name="Normal" style:family="paragraph">
      <style:paragraph-properties fo:text-align="start" fo:margin-bottom="0.1111in" fo:line-height="107%" fo:margin-left="0in" fo:text-indent="0in">
        <style:tab-stops/>
      </style:paragraph-properties>
      <style:text-properties style:font-name="Calibri" style:font-name-asian="Calibri" style:font-name-complex="Times New Roman" fo:font-weight="bold" style:font-weight-asian="bold" style:font-weight-complex="bold" style:use-window-font-color="true" style:font-size-complex="12pt" style:language-asian="en" style:country-asian="US"/>
    </style:style>
    <style:style style:name="P34" style:parent-style-name="Párrafodelista" style:family="paragraph">
      <style:paragraph-properties fo:text-align="start" fo:margin-bottom="0.1111in" fo:line-height="107%"/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35" style:parent-style-name="Párrafodelista" style:family="paragraph">
      <style:paragraph-properties fo:text-align="start" fo:margin-bottom="0.1111in" fo:line-height="107%"/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36" style:parent-style-name="Párrafodelista" style:family="paragraph">
      <style:paragraph-properties fo:text-align="start" fo:margin-bottom="0.1111in" fo:line-height="107%"/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37" style:parent-style-name="Párrafodelista" style:family="paragraph">
      <style:paragraph-properties fo:text-align="start" fo:margin-bottom="0.1111in" fo:line-height="107%"/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38" style:parent-style-name="Título1" style:family="paragraph">
      <style:paragraph-properties fo:margin-left="-0.0034in">
        <style:tab-stops/>
      </style:paragraph-properties>
    </style:style>
    <style:style style:name="P39" style:parent-style-name="Normal" style:family="paragraph">
      <style:paragraph-properties fo:break-before="page" fo:text-align="start" fo:margin-bottom="0.1111in" fo:line-height="107%" fo:margin-left="0in" fo:text-indent="0in">
        <style:tab-stops/>
      </style:paragraph-properties>
    </style:style>
    <style:style style:name="P40" style:parent-style-name="Título1" style:family="paragraph">
      <style:paragraph-properties fo:text-align="center" fo:margin-left="-0.0034in">
        <style:tab-stops/>
      </style:paragraph-properties>
    </style:style>
    <style:style style:name="P41" style:parent-style-name="Párrafodelista" style:family="paragraph"/>
    <style:style style:name="T42" style:parent-style-name="Fuentedepárrafopredeter." style:family="text">
      <style:text-properties fo:font-weight="bold" style:font-weight-asian="bold" style:font-weight-complex="bold"/>
    </style:style>
    <style:style style:name="T43" style:parent-style-name="Fuentedepárrafopredeter." style:family="text">
      <style:text-properties fo:font-style="italic" style:font-style-asian="italic" style:font-style-complex="italic"/>
    </style:style>
    <style:style style:name="T44" style:parent-style-name="Fuentedepárrafopredeter." style:family="text">
      <style:text-properties fo:font-style="italic" style:font-style-asian="italic" style:font-style-complex="italic"/>
    </style:style>
    <style:style style:name="P45" style:parent-style-name="Párrafodelista" style:family="paragraph"/>
    <style:style style:name="T46" style:parent-style-name="Fuentedepárrafopredeter." style:family="text">
      <style:text-properties fo:font-weight="bold" style:font-weight-asian="bold" style:font-weight-complex="bold"/>
    </style:style>
    <style:style style:name="P47" style:parent-style-name="Párrafodelista" style:family="paragraph"/>
    <style:style style:name="P48" style:parent-style-name="Párrafodelista" style:family="paragraph"/>
    <style:style style:name="P49" style:parent-style-name="Párrafodelista" style:family="paragraph"/>
    <style:style style:name="P50" style:parent-style-name="Párrafodelista" style:family="paragraph">
      <style:paragraph-properties fo:text-align="start" fo:margin-bottom="0.1111in" fo:line-height="107%"/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51" style:parent-style-name="Párrafodelista" style:family="paragraph"/>
    <style:style style:name="P52" style:parent-style-name="Párrafodelista" style:family="paragraph">
      <style:paragraph-properties fo:text-indent="0in"/>
    </style:style>
    <style:style style:name="P53" style:parent-style-name="Párrafodelista" style:family="paragraph">
      <style:paragraph-properties fo:text-align="start" fo:margin-bottom="0.1111in" fo:line-height="107%"/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T54" style:parent-style-name="Fuentedepárrafopredeter." style:family="text">
      <style:text-properties fo:font-weight="bold" style:font-weight-asian="bold" style:font-weight-complex="bold"/>
    </style:style>
    <style:style style:name="P55" style:parent-style-name="Normal" style:family="paragraph">
      <style:paragraph-properties fo:text-align="start" fo:margin-bottom="0.1111in" fo:line-height="107%"/>
    </style:style>
    <style:style style:name="P56" style:parent-style-name="Normal" style:family="paragraph">
      <style:paragraph-properties fo:text-align="start" fo:margin-bottom="0.1111in" fo:line-height="107%"/>
    </style:style>
    <style:style style:name="P57" style:parent-style-name="Normal" style:family="paragraph">
      <style:paragraph-properties fo:text-align="start" fo:margin-bottom="0.1111in" fo:line-height="107%"/>
    </style:style>
    <style:style style:name="P58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/>
    </style:style>
    <style:style style:name="P59" style:parent-style-name="Normal" style:family="paragraph">
      <style:paragraph-properties fo:text-align="start" fo:margin-bottom="0.1111in" fo:line-height="107%" fo:margin-left="0in" fo:text-indent="0in">
        <style:tab-stops/>
      </style:paragraph-properties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60" style:parent-style-name="Párrafodelista" style:family="paragraph">
      <style:paragraph-properties fo:text-align="start" fo:margin-bottom="0.1111in" fo:line-height="107%"/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61" style:parent-style-name="Párrafodelista" style:family="paragraph">
      <style:paragraph-properties fo:text-align="start" fo:margin-bottom="0.1111in" fo:line-height="107%" fo:text-indent="0in"/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62" style:parent-style-name="Párrafodelista" style:family="paragraph">
      <style:paragraph-properties fo:text-align="start" fo:margin-bottom="0.1111in" fo:line-height="107%"/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63" style:parent-style-name="Párrafodelista" style:family="paragraph">
      <style:paragraph-properties fo:text-align="start" fo:margin-bottom="0.1111in" fo:line-height="107%"/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64" style:parent-style-name="Normal" style:family="paragraph">
      <style:paragraph-properties fo:break-before="page" fo:text-align="start" fo:margin-bottom="0.1111in" fo:line-height="107%" fo:margin-left="0in" fo:text-indent="0in">
        <style:tab-stops/>
      </style:paragraph-properties>
    </style:style>
    <style:style style:name="T65" style:parent-style-name="Fuentedepárrafopredeter." style:family="text">
      <style:text-properties fo:font-weight="bold" style:font-weight-asian="bold" style:font-weight-complex="bold"/>
    </style:style>
    <style:style style:name="T66" style:parent-style-name="Fuentedepárrafopredeter." style:family="text">
      <style:text-properties fo:font-weight="bold" style:font-weight-asian="bold" style:font-weight-complex="bold"/>
    </style:style>
    <style:style style:name="T67" style:parent-style-name="Fuentedepárrafopredeter." style:family="text">
      <style:text-properties fo:font-weight="bold" style:font-weight-asian="bold" style:font-weight-complex="bold"/>
    </style:style>
    <style:style style:name="T68" style:parent-style-name="Fuentedepárrafopredeter." style:family="text">
      <style:text-properties fo:font-weight="bold" style:font-weight-asian="bold" style:font-weight-complex="bold"/>
    </style:style>
    <style:style style:name="T69" style:parent-style-name="Fuentedepárrafopredeter." style:family="text">
      <style:text-properties fo:font-weight="bold" style:font-weight-asian="bold" style:font-weight-complex="bold"/>
    </style:style>
    <style:style style:name="T70" style:parent-style-name="Fuentedepárrafopredeter." style:family="text">
      <style:text-properties fo:font-weight="bold" style:font-weight-asian="bold" style:font-weight-complex="bold"/>
    </style:style>
    <style:style style:name="T71" style:parent-style-name="Fuentedepárrafopredeter." style:family="text">
      <style:text-properties fo:font-weight="bold" style:font-weight-asian="bold" style:font-weight-complex="bold"/>
    </style:style>
    <style:style style:name="P72" style:parent-style-name="Normal" style:family="paragraph">
      <style:text-properties fo:font-weight="bold" style:font-weight-asian="bold" style:font-weight-complex="bold"/>
    </style:style>
    <style:style style:name="P73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74" style:parent-style-name="Fuentedepárrafopredeter." style:family="text">
      <style:text-properties style:font-name="Consolas" style:font-name-asian="Times New Roman" style:font-name-complex="Times New Roman" fo:color="#008000" fo:font-size="10.5pt" style:font-size-asian="10.5pt" style:font-size-complex="10.5pt"/>
    </style:style>
    <style:style style:name="P75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76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77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78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7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0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81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2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83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4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85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6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87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8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8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90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91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92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93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94" style:parent-style-name="Fuentedepárrafopredeter.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GB"/>
    </style:style>
    <style:style style:name="T95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96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97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98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9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100" style:parent-style-name="Fuentedepárrafopredeter.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GB"/>
    </style:style>
    <style:style style:name="T101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102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103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104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105" style:parent-style-name="Fuentedepárrafopredeter." style:family="text">
      <style:text-properties style:font-name="Consolas" style:font-name-asian="Times New Roman" style:font-name-complex="Times New Roman" fo:color="#008000" fo:font-size="10.5pt" style:font-size-asian="10.5pt" style:font-size-complex="10.5pt" fo:language="en" fo:country="GB"/>
    </style:style>
    <style:style style:name="P106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107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10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109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11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111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11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113" style:parent-style-name="Fuentedepárrafopredeter.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GB"/>
    </style:style>
    <style:style style:name="T11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115" style:parent-style-name="Fuentedepárrafopredeter.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GB"/>
    </style:style>
    <style:style style:name="T11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117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11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119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12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121" style:parent-style-name="Fuentedepárrafopredeter.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GB"/>
    </style:style>
    <style:style style:name="T12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123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12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125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12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127" style:parent-style-name="Fuentedepárrafopredeter.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GB"/>
    </style:style>
    <style:style style:name="T12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129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130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131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132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133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134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135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136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137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138" style:parent-style-name="Fuentedepárrafopredeter.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GB"/>
    </style:style>
    <style:style style:name="T13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140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141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142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143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144" style:parent-style-name="Fuentedepárrafopredeter.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GB"/>
    </style:style>
    <style:style style:name="T145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146" style:parent-style-name="Fuentedepárrafopredeter.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GB"/>
    </style:style>
    <style:style style:name="T147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148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14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150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151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152" style:parent-style-name="Fuentedepárrafopredeter.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GB"/>
    </style:style>
    <style:style style:name="T153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154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155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156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157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15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159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16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161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16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163" style:parent-style-name="Fuentedepárrafopredeter.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GB"/>
    </style:style>
    <style:style style:name="T16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165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16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167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16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169" style:parent-style-name="Fuentedepárrafopredeter.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GB"/>
    </style:style>
    <style:style style:name="T17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171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17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173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17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175" style:parent-style-name="Fuentedepárrafopredeter.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GB"/>
    </style:style>
    <style:style style:name="T17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177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178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179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180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181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182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183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184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185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186" style:parent-style-name="Fuentedepárrafopredeter.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GB"/>
    </style:style>
    <style:style style:name="T187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188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18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190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191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192" style:parent-style-name="Fuentedepárrafopredeter.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GB"/>
    </style:style>
    <style:style style:name="T193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194" style:parent-style-name="Fuentedepárrafopredeter.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GB"/>
    </style:style>
    <style:style style:name="T195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196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197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198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19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200" style:parent-style-name="Fuentedepárrafopredeter.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GB"/>
    </style:style>
    <style:style style:name="T201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202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203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204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205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206" style:parent-style-name="Fuentedepárrafopredeter.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GB"/>
    </style:style>
    <style:style style:name="T207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208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20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210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211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212" style:parent-style-name="Fuentedepárrafopredeter.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GB"/>
    </style:style>
    <style:style style:name="T213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214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215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216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217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218" style:parent-style-name="Fuentedepárrafopredeter.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GB"/>
    </style:style>
    <style:style style:name="T21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220" style:parent-style-name="Fuentedepárrafopredeter.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GB"/>
    </style:style>
    <style:style style:name="T221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222" style:parent-style-name="Fuentedepárrafopredeter.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GB"/>
    </style:style>
    <style:style style:name="T223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224" style:parent-style-name="Fuentedepárrafopredeter.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GB"/>
    </style:style>
    <style:style style:name="T225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226" style:parent-style-name="Fuentedepárrafopredeter.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GB"/>
    </style:style>
    <style:style style:name="T227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228" style:parent-style-name="Fuentedepárrafopredeter.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GB"/>
    </style:style>
    <style:style style:name="T22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230" style:parent-style-name="Fuentedepárrafopredeter.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GB"/>
    </style:style>
    <style:style style:name="T231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232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233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234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235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23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237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23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239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24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241" style:parent-style-name="Fuentedepárrafopredeter.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GB"/>
    </style:style>
    <style:style style:name="T24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243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24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245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24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247" style:parent-style-name="Fuentedepárrafopredeter.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GB"/>
    </style:style>
    <style:style style:name="T24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249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25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251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25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253" style:parent-style-name="Fuentedepárrafopredeter.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GB"/>
    </style:style>
    <style:style style:name="T25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255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256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257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258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25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260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261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262" style:parent-style-name="Fuentedepárrafopredeter." style:family="text">
      <style:text-properties style:font-name="Consolas" style:font-name-asian="Times New Roman" style:font-name-complex="Times New Roman" fo:color="#A31515" fo:font-size="10.5pt" style:font-size-asian="10.5pt" style:font-size-complex="10.5pt" fo:language="en" fo:country="GB"/>
    </style:style>
    <style:style style:name="T263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264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265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26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267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26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269" style:parent-style-name="Fuentedepárrafopredeter." style:family="text">
      <style:text-properties style:font-name="Consolas" style:font-name-asian="Times New Roman" style:font-name-complex="Times New Roman" fo:color="#A31515" fo:font-size="10.5pt" style:font-size-asian="10.5pt" style:font-size-complex="10.5pt" fo:language="en" fo:country="GB"/>
    </style:style>
    <style:style style:name="T27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271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272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273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274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275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27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277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278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27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280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281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282" style:parent-style-name="Fuentedepárrafopredeter." style:family="text">
      <style:text-properties style:font-name="Consolas" style:font-name-asian="Times New Roman" style:font-name-complex="Times New Roman" fo:color="#A31515" fo:font-size="10.5pt" style:font-size-asian="10.5pt" style:font-size-complex="10.5pt" fo:language="en" fo:country="GB"/>
    </style:style>
    <style:style style:name="T283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284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285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28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287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28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289" style:parent-style-name="Fuentedepárrafopredeter." style:family="text">
      <style:text-properties style:font-name="Consolas" style:font-name-asian="Times New Roman" style:font-name-complex="Times New Roman" fo:color="#A31515" fo:font-size="10.5pt" style:font-size-asian="10.5pt" style:font-size-complex="10.5pt" fo:language="en" fo:country="GB"/>
    </style:style>
    <style:style style:name="T29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291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29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293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29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295" style:parent-style-name="Fuentedepárrafopredeter.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GB"/>
    </style:style>
    <style:style style:name="T29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297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29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299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30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301" style:parent-style-name="Fuentedepárrafopredeter.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GB"/>
    </style:style>
    <style:style style:name="T30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303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30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305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30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307" style:parent-style-name="Fuentedepárrafopredeter.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GB"/>
    </style:style>
    <style:style style:name="T30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309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31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311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31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313" style:parent-style-name="Fuentedepárrafopredeter.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GB"/>
    </style:style>
    <style:style style:name="T31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315" style:parent-style-name="Fuentedepárrafopredeter.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GB"/>
    </style:style>
    <style:style style:name="T31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317" style:parent-style-name="Fuentedepárrafopredeter.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GB"/>
    </style:style>
    <style:style style:name="T31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319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32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321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32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323" style:parent-style-name="Fuentedepárrafopredeter.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GB"/>
    </style:style>
    <style:style style:name="T32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325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32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327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32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329" style:parent-style-name="Fuentedepárrafopredeter.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GB"/>
    </style:style>
    <style:style style:name="T33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331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332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333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334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335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336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337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338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33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340" style:parent-style-name="Fuentedepárrafopredeter.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GB"/>
    </style:style>
    <style:style style:name="T341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342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343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344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345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346" style:parent-style-name="Fuentedepárrafopredeter.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GB"/>
    </style:style>
    <style:style style:name="T347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348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349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350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351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35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353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35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355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35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357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35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359" style:parent-style-name="Fuentedepárrafopredeter.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GB"/>
    </style:style>
    <style:style style:name="T36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361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362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363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364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365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366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367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368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36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370" style:parent-style-name="Fuentedepárrafopredeter.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GB"/>
    </style:style>
    <style:style style:name="T371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372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373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374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375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376" style:parent-style-name="Fuentedepárrafopredeter.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GB"/>
    </style:style>
    <style:style style:name="T377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378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379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380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381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38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383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38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385" style:parent-style-name="Fuentedepárrafopredeter." style:family="text">
      <style:text-properties style:font-name="Consolas" style:font-name-asian="Times New Roman" style:font-name-complex="Times New Roman" fo:color="#A31515" fo:font-size="10.5pt" style:font-size-asian="10.5pt" style:font-size-complex="10.5pt" fo:language="en" fo:country="GB"/>
    </style:style>
    <style:style style:name="T38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387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38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389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39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391" style:parent-style-name="Fuentedepárrafopredeter.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GB"/>
    </style:style>
    <style:style style:name="T39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393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39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395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39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397" style:parent-style-name="Fuentedepárrafopredeter.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GB"/>
    </style:style>
    <style:style style:name="T39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399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40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401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40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403" style:parent-style-name="Fuentedepárrafopredeter.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GB"/>
    </style:style>
    <style:style style:name="T40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405" style:parent-style-name="Fuentedepárrafopredeter.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GB"/>
    </style:style>
    <style:style style:name="T40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407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40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409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41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411" style:parent-style-name="Fuentedepárrafopredeter.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GB"/>
    </style:style>
    <style:style style:name="T41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413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41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415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41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417" style:parent-style-name="Fuentedepárrafopredeter.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GB"/>
    </style:style>
    <style:style style:name="T41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419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42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421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42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423" style:parent-style-name="Fuentedepárrafopredeter.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GB"/>
    </style:style>
    <style:style style:name="T42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425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42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427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42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429" style:parent-style-name="Fuentedepárrafopredeter." style:family="text">
      <style:text-properties style:font-name="Consolas" style:font-name-asian="Times New Roman" style:font-name-complex="Times New Roman" fo:color="#098658" fo:font-size="10.5pt" style:font-size-asian="10.5pt" style:font-size-complex="10.5pt" fo:language="en" fo:country="GB"/>
    </style:style>
    <style:style style:name="T43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431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432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433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434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435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436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437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438" style:parent-style-name="Fuentedepárrafopredeter." style:family="text">
      <style:text-properties style:font-name="Consolas" style:font-name-asian="Times New Roman" style:font-name-complex="Times New Roman" fo:color="#A31515" fo:font-size="10.5pt" style:font-size-asian="10.5pt" style:font-size-complex="10.5pt" fo:language="en" fo:country="GB"/>
    </style:style>
    <style:style style:name="T43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440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441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442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443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444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445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446" style:parent-style-name="Fuentedepárrafopredeter." style:family="text">
      <style:text-properties style:font-name="Consolas" style:font-name-asian="Times New Roman" style:font-name-complex="Times New Roman" fo:color="#0451A5" fo:font-size="10.5pt" style:font-size-asian="10.5pt" style:font-size-complex="10.5pt" fo:language="en" fo:country="GB"/>
    </style:style>
    <style:style style:name="T447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448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449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450" style:parent-style-name="Normal" style:family="paragraph">
      <style:text-properties fo:font-weight="bold" style:font-weight-asian="bold" style:font-weight-complex="bold" fo:language="en" fo:country="GB"/>
    </style:style>
    <style:style style:name="P451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P452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453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45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455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456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P457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458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45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460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461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462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463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P464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465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P466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467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468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46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470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471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472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473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P474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475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476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477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478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47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480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481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482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483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484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485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P486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487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488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/>
    </style:style>
    <style:style style:name="T48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490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/>
    </style:style>
    <style:style style:name="P491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492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/>
    </style:style>
    <style:style style:name="P493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494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/>
    </style:style>
    <style:style style:name="P495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/>
    </style:style>
    <style:style style:name="P496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497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498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/>
    </style:style>
    <style:style style:name="T49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500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/>
    </style:style>
    <style:style style:name="T501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502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/>
    </style:style>
    <style:style style:name="T503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/>
    </style:style>
    <style:style style:name="T50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505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/>
    </style:style>
    <style:style style:name="P506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/>
    </style:style>
    <style:style style:name="P507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50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509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51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11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51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13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51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15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51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17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51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19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52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21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522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523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524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525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52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27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/>
    </style:style>
    <style:style style:name="T52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529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/>
    </style:style>
    <style:style style:name="T53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531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/>
    </style:style>
    <style:style style:name="T532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/>
    </style:style>
    <style:style style:name="T533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534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/>
    </style:style>
    <style:style style:name="P535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53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537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53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39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54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41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54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43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54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45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54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47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54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49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55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51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55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53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55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55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55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57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P558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55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60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561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62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563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64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565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66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567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68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569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P570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571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57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73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57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75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57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77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578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57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80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P581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58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83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58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85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58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87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58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89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59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91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59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93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59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95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59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97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59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599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60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01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60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03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60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05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60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07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P608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60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10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611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12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613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14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615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16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617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18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619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P620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621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62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23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/>
    </style:style>
    <style:style style:name="T62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625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/>
    </style:style>
    <style:style style:name="T62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627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/>
    </style:style>
    <style:style style:name="T628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/>
    </style:style>
    <style:style style:name="T62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630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/>
    </style:style>
    <style:style style:name="P631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63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633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63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35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63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37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63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39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64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41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64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43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64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45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64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47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P648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64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50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651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52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653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54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655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56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657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58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659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P660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661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66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63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/>
    </style:style>
    <style:style style:name="T66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665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/>
    </style:style>
    <style:style style:name="T66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667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/>
    </style:style>
    <style:style style:name="T668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/>
    </style:style>
    <style:style style:name="T66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670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/>
    </style:style>
    <style:style style:name="P671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67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673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67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75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67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77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67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79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68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81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68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83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68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85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68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87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P688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68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90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691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92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693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94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695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96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697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698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699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P700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701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70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703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70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705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70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707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708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70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710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P711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71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713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71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715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71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717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71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719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72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721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72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723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724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P725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72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727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/>
    </style:style>
    <style:style style:name="T72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729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/>
    </style:style>
    <style:style style:name="T73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731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/>
    </style:style>
    <style:style style:name="T73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733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/>
    </style:style>
    <style:style style:name="T73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735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/>
    </style:style>
    <style:style style:name="T736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/>
    </style:style>
    <style:style style:name="T737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738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/>
    </style:style>
    <style:style style:name="P739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74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741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/>
    </style:style>
    <style:style style:name="T74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743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/>
    </style:style>
    <style:style style:name="T74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745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/>
    </style:style>
    <style:style style:name="T746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/>
    </style:style>
    <style:style style:name="T747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748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/>
    </style:style>
    <style:style style:name="P749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75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751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/>
    </style:style>
    <style:style style:name="T75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753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/>
    </style:style>
    <style:style style:name="T75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755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/>
    </style:style>
    <style:style style:name="T756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/>
    </style:style>
    <style:style style:name="T757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758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/>
    </style:style>
    <style:style style:name="P759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76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761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76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763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76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765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766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767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768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P769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77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771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77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773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77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775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776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777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778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77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780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781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782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P783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78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785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78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787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78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789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79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791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79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793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794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P795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796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797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798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79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00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801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02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803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80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05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P806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807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08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P809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81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11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81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13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81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15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81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17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81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19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82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21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82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23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824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825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26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P827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82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29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83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31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83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33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83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35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83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37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83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39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84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41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842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843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44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P845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84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47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84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49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85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51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85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53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85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55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85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57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85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59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860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861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62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P863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86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65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86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67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86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69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87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71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87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73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87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75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87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77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878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87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80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881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882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883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84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P885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88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87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88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89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89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91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89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93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89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895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896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P897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P898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89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900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/>
    </style:style>
    <style:style style:name="T901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902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/>
    </style:style>
    <style:style style:name="T903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904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/>
    </style:style>
    <style:style style:name="T905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/>
    </style:style>
    <style:style style:name="T90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907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/>
    </style:style>
    <style:style style:name="P908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90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910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/>
    </style:style>
    <style:style style:name="T911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912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/>
    </style:style>
    <style:style style:name="T913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914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/>
    </style:style>
    <style:style style:name="T915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916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/>
    </style:style>
    <style:style style:name="T917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918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/>
    </style:style>
    <style:style style:name="T919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920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/>
    </style:style>
    <style:style style:name="T921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922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/>
    </style:style>
    <style:style style:name="T923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924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/>
    </style:style>
    <style:style style:name="T925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926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/>
    </style:style>
    <style:style style:name="T927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/>
    </style:style>
    <style:style style:name="P928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/>
    </style:style>
    <style:style style:name="P929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/>
    </style:style>
    <style:style style:name="P930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/>
    </style:style>
    <style:style style:name="P931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93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T933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T93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935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936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937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93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939" style:parent-style-name="Fuentedepárrafopredeter." style:family="text">
      <style:text-properties style:font-name="Consolas" style:font-name-asian="Times New Roman" style:font-name-complex="Times New Roman" fo:color="#E50000" fo:font-size="10.5pt" style:font-size-asian="10.5pt" style:font-size-complex="10.5pt" fo:language="en" fo:country="GB"/>
    </style:style>
    <style:style style:name="T940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941" style:parent-style-name="Fuentedepárrafopredeter." style:family="text">
      <style:text-properties style:font-name="Consolas" style:font-name-asian="Times New Roman" style:font-name-complex="Times New Roman" fo:color="#0000FF" fo:font-size="10.5pt" style:font-size-asian="10.5pt" style:font-size-complex="10.5pt" fo:language="en" fo:country="GB"/>
    </style:style>
    <style:style style:name="T942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 fo:language="en" fo:country="GB"/>
    </style:style>
    <style:style style:name="P943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944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 fo:language="en" fo:country="GB"/>
    </style:style>
    <style:style style:name="T945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/>
    </style:style>
    <style:style style:name="P946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/>
    </style:style>
    <style:style style:name="P947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948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/>
    </style:style>
    <style:style style:name="P949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950" style:parent-style-name="Fuentedepárrafopredeter." style:family="text">
      <style:text-properties style:font-name="Consolas" style:font-name-asian="Times New Roman" style:font-name-complex="Times New Roman" fo:color="#800000" fo:font-size="10.5pt" style:font-size-asian="10.5pt" style:font-size-complex="10.5pt"/>
    </style:style>
    <style:style style:name="P951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/>
    </style:style>
  </office:automatic-styles>
  <office:body>
    <office:text text:use-soft-page-breaks="true">
      <text:h text:style-name="P1" text:outline-level="1">EJERCICIOS DE LA 1º EVALUACIÓN</text:h>
      <text:h text:style-name="P9" text:outline-level="1">Ejercicio<text:s/>1-1<text:s/></text:h>
      <text:p text:style-name="P10"/>
      <text:p text:style-name="P11">Considerando las siguientes correspondencias entre números romanos y números del sistema<text:s/>arábico (decimal), haz un programa en JavaScript que solicite<text:s/>en el navegador<text:s/>un número entre 1 y 300 y, mediante una función, convierta el número entero en número romano.</text:p>
      <text:p text:style-name="P12">Correspondencia:<text:s text:c="4"/></text:p>
      <text:p text:style-name="P13">["C", 100], <text:s text:c="3"/>["XC", 90], <text:s text:c="3"/>["L", 50], <text:s text:c="3"/>["XL", 40], <text:s text:c="3"/>["X", 10], <text:s text:c="3"/>["IX", 9], <text:s text:c="3"/>["V", 5], <text:s text:c="3"/>["IV", 4], <text:s text:c="3"/>["I", 1]</text:p>
      <text:p text:style-name="P14">El resultado debe proporcionarse mediante un mensaje en el navegador que incluya el número y el resultado<text:s/>con el siguiente formato:</text:p>
      <text:p text:style-name="P15"><text:span text:style-name="T16">“El número <text:s/>“numeroIntroducido” se escribe <text:s/>“numeroResultado” en numeración romana”</text:span></text:p>
      <text:p text:style-name="P17"><text:bookmark-start text:name="_Hlk158740358"/>Valoración sobre 10:</text:p>
      <text:list text:style-name="LFO29" text:continue-numbering="true">
        <text:list-item>
          <text:p text:style-name="P18"><text:bookmark-start text:name="_Hlk160123983"/>Funcionamiento<text:s/>correcto y según especificaciones<text:s/></text:p>
        </text:list-item>
      </text:list>
      <text:p text:style-name="P19">de la aplicación<text:s/>con uso de “template literals”<text:tab/><text:tab/>4<text:s/>puntos</text:p>
      <text:list text:style-name="LFO29" text:continue-numbering="true">
        <text:list-item>
          <text:p text:style-name="P20">Control de errores (número y ámbito)<text:tab/><text:tab/><text:tab/>2 puntos</text:p>
        </text:list-item>
        <text:list-item>
          <text:p text:style-name="P21">Utilización<text:s/>de<text:s/>alguna función<text:s/>flecha<text:tab/><text:tab/><text:tab/>2 puntos</text:p>
        </text:list-item>
        <text:list-item>
          <text:p text:style-name="P22">Continuidad del programa. Ejecución hasta salida<text:s/></text:p>
        </text:list-item>
      </text:list>
      <text:p text:style-name="P23">mediante palabra pactada.<text:tab/><text:tab/><text:tab/><text:tab/>2 puntos<text:bookmark-end text:name="_Hlk158740358"/></text:p>
      <text:p text:style-name="P24"/>
      <text:h text:style-name="P25" text:outline-level="1"><text:bookmark-end text:name="_Hlk160123983"/>Ejercicio<text:s/>1-2<text:s/></text:h>
      <text:p text:style-name="Normal"/>
      <text:p text:style-name="P26">Elabora un programa en JavaScript que pida una cadena de texto por pantalla y devuelva la misma cadena escrita en sentido inverso.</text:p>
      <text:p text:style-name="P27"><text:span text:style-name="T28">Un palíndromo es una palabra o frase que se lee igual<text:s/></text:span><text:span text:style-name="T29">en<text:s/></text:span><text:span text:style-name="T30">ambos<text:s/></text:span><text:span text:style-name="T31">sentido</text:span><text:span text:style-name="T32">s</text:span></text:p>
      <text:p text:style-name="P33">Valoración sobre 10:</text:p>
      <text:list text:style-name="LFO29" text:continue-numbering="true">
        <text:list-item>
          <text:p text:style-name="P34"><text:bookmark-start text:name="_Hlk160124444"/>Funcionamiento<text:s/>correcto y según especificaciones<text:tab/>4 puntos</text:p>
        </text:list-item>
        <text:list-item>
          <text:p text:style-name="P35">Control de errores<text:s/><text:tab/><text:tab/><text:tab/><text:tab/><text:tab/>2 puntos</text:p>
        </text:list-item>
        <text:list-item>
          <text:p text:style-name="P36">Utilización<text:s/>de métodos de arrays<text:tab/><text:tab/><text:tab/>2 puntos</text:p>
        </text:list-item>
        <text:list-item>
          <text:p text:style-name="P37">Comprobación de que es palíndromo<text:tab/><text:tab/><text:tab/>2 puntos</text:p>
        </text:list-item>
      </text:list>
      <text:h text:style-name="P38" text:outline-level="1"><text:bookmark-end text:name="_Hlk160124444"/></text:h>
      <text:p text:style-name="P39"/>
      <text:soft-page-break/>
      <text:h text:style-name="P40" text:outline-level="1">EJERCICIOS DE LA 2º EVALUACIÓN</text:h>
      <text:h text:style-name="Título1" text:outline-level="1"/>
      <text:h text:style-name="Título1" text:outline-level="1">Ejercicio<text:s/>2-1</text:h>
      <text:p text:style-name="Normal"/>
      <text:p text:style-name="Normal">Debes implementar la validación<text:s/>(HTML, JavaScript, con API)<text:s/>del formulario<text:s/>adjunto<text:s/>(se proporciona HTML y CSS)<text:s/>para garantizar que los usuarios introduzcan la información de manera adecuada.</text:p>
      <text:p text:style-name="Normal">Tareas a realizar:</text:p>
      <text:p text:style-name="Normal">1.<text:tab/>Respecto a la validación:</text:p>
      <text:list text:style-name="LFO28" text:continue-numbering="true">
        <text:list-item>
          <text:p text:style-name="P41">Valida<text:s/><text:span text:style-name="T42">cada campo</text:span><text:s/>del formulario según los requisitos<text:s/>habituales. Al menos un<text:s/><text:span text:style-name="T43">Interés</text:span><text:s/>seleccionado y al menos un carácter en el campo<text:s/><text:span text:style-name="T44">Observaciones</text:span></text:p>
        </text:list-item>
        <text:list-item>
          <text:p text:style-name="P45">Muestra mensajes de error<text:s/><text:span text:style-name="T46">específicos</text:span><text:s/>para cada campo si la validación falla.</text:p>
        </text:list-item>
        <text:list-item>
          <text:p text:style-name="P47">Deshabilita el envío del formulario si hay errores de validación.</text:p>
        </text:list-item>
      </text:list>
      <text:p text:style-name="Normal">2.<text:tab/>Mejora la experiencia del usuario:</text:p>
      <text:list text:style-name="LFO28" text:continue-numbering="true">
        <text:list-item>
          <text:p text:style-name="P48">Agrega un mensaje de éxito cuando el formulario se envíe correctamente.</text:p>
        </text:list-item>
        <text:list-item>
          <text:p text:style-name="P49">Lleva el foco al elemento que provoca el error<text:s/></text:p>
        </text:list-item>
      </text:list>
      <text:p text:style-name="Normal"/>
      <text:p text:style-name="Normal">Los mensajes deben aparecer en la zona final del formulario justo debajo del botón de registrarse.<text:s/></text:p>
      <text:list text:style-name="LFO29" text:continue-numbering="true">
        <text:list-item>
          <text:p text:style-name="P50">Funcionamiento correcto de la aplicación<text:s/><text:tab/><text:tab/>4 puntos</text:p>
        </text:list-item>
        <text:list-item>
          <text:p text:style-name="P51">Realizar la validación en tiempo real<text:s/></text:p>
        </text:list-item>
      </text:list>
      <text:p text:style-name="P52">mientras el usuario completa el formulario.<text:tab/><text:tab/>3 puntos</text:p>
      <text:list text:style-name="LFO29" text:continue-numbering="true">
        <text:list-item>
          <text:p text:style-name="P53">Eventos, funciones, error, foco, preventDefault<text:tab/><text:tab/>3<text:s/>puntos</text:p>
        </text:list-item>
      </text:list>
      <text:p text:style-name="Normal"><text:span text:style-name="T54">Nota.-</text:span><text:s/>Todo el código debe ir en un único fichero.<text:s/>Si fuera necesario, haz las modificaciones que debas hacer en el código proporcionado.</text:p>
      <text:p text:style-name="Normal"/>
      <text:h text:style-name="Título1" text:outline-level="1">Ejercicio<text:s/>2-2</text:h>
      <text:p text:style-name="P55"/>
      <text:p text:style-name="P56">La URL<text:s/><text:a xlink:href="https://api.chucknorris.io/" office:target-frame-name="_top" xlink:show="replace"><text:span text:style-name="Hipervínculo">https://api.chucknorris.io/</text:span></text:a><text:s/>contiene<text:s/>una API de acceso gratuito que proporciona en formato JSON bromas sobre el actor.</text:p>
      <text:p text:style-name="P57">Escribe un programa que permita obtener<text:s/>por pantalla,<text:s/>mediante promesas,<text:s/>el<text:s/>icono y el<text:s/>texto de una broma de forma aleatoria, dentro de una categoría previamente seleccionada por el usuario <text:s/>en un checkbox donde aparezcan cinco categorías <text:s/>de la que estará por defecto seleccionada <text:s/>“movie”</text:p>
      <text:p text:style-name="P58"/>
      <text:p text:style-name="P59">Valoración sobre 10:</text:p>
      <text:list text:style-name="LFO29" text:continue-numbering="true">
        <text:list-item>
          <text:p text:style-name="P60">Funcionamiento<text:s/>sin categorías,<text:s/>correcto<text:s/>y según<text:s/></text:p>
        </text:list-item>
      </text:list>
      <text:p text:style-name="P61">especificaciones<text:s/>de la aplicación<text:tab/><text:tab/><text:tab/>3<text:s/>puntos</text:p>
      <text:list text:style-name="LFO29" text:continue-numbering="true">
        <text:list-item>
          <text:p text:style-name="P62">Funcionamiento con categorías<text:tab/><text:tab/><text:tab/><text:tab/>4<text:s/>puntos</text:p>
        </text:list-item>
        <text:list-item>
          <text:p text:style-name="P63">Control de Errores<text:tab/><text:tab/><text:tab/><text:tab/><text:tab/>3 puntos</text:p>
        </text:list-item>
      </text:list>
      <text:p text:style-name="P64"/>
      <text:p text:style-name="Normal"><text:bookmark-start text:name="_Hlk158742278"/></text:p>
      <text:h text:style-name="Título1" text:outline-level="1"><text:bookmark-start text:name="_Hlk158742288"/><text:bookmark-end text:name="_Hlk158742278"/>Instrucciones</text:h>
      <text:p text:style-name="Normal"><text:bookmark-end text:name="_Hlk158742288"/></text:p>
      <text:p text:style-name="Normal">Cada alumno debe realizar los dos ejercicios de la evaluación que tengan pendiente.</text:p>
      <text:p text:style-name="Normal">Los alumnos con ambas evaluaciones<text:s/>pendientes<text:s/>deben escoger<text:s/>un ejercicio de la 1ª Evaluación (1-1<text:s/>ó<text:s/>1-2) y uno de la 2ª Evaluación (2-1 o 2-2)</text:p>
      <text:p text:style-name="Normal"/>
      <text:p text:style-name="Normal">Añade los comentarios<text:s/>que creas oportuno<text:s/>para explicar tu solución</text:p>
      <text:p text:style-name="Normal">Añade tu nombre<text:s/>en el código<text:s/>(Author)</text:p>
      <text:p text:style-name="Normal"><text:span text:style-name="T65">Sube al aula únicamente ficheros HTML</text:span><text:span text:style-name="T66"><text:s/></text:span><text:span text:style-name="T67">(uno por ejercicio)<text:s/></text:span><text:span text:style-name="T68">con<text:s/></text:span><text:span text:style-name="T69">formato de nombre</text:span><text:s/><text:span text:style-name="T70">siguiente</text:span><text:span text:style-name="T71">:</text:span></text:p>
      <text:p text:style-name="Normal">EV-ORD-[eval-ejerc]-XXX.html,<text:s/>donde XXX son tus tres iniciales habituales</text:p>
      <text:h text:style-name="Título1" text:outline-level="1"><text:bookmark-start text:name="_Hlk158742352"/></text:h>
      <text:h text:style-name="Título1" text:outline-level="1">Anexo: código</text:h>
      <text:p text:style-name="Normal">También en ficheros adjuntos</text:p>
      <text:p text:style-name="Normal"/>
      <text:p text:style-name="P72">estilos.css</text:p>
      <text:p text:style-name="P73"><text:span text:style-name="T74">/* Reset de estilos para limpiar márgenes y padding */</text:span></text:p>
      <text:p text:style-name="P75"><text:span text:style-name="T76">body</text:span><text:span text:style-name="T77">,<text:s/></text:span><text:span text:style-name="T78">h1</text:span><text:span text:style-name="T79">,<text:s/></text:span><text:span text:style-name="T80">h2</text:span><text:span text:style-name="T81">,<text:s/></text:span><text:span text:style-name="T82">h3</text:span><text:span text:style-name="T83">,<text:s/></text:span><text:span text:style-name="T84">p</text:span><text:span text:style-name="T85">,<text:s/></text:span><text:span text:style-name="T86">ul</text:span><text:span text:style-name="T87">,<text:s/></text:span><text:span text:style-name="T88">li</text:span><text:span text:style-name="T89"><text:s/>{</text:span></text:p>
      <text:p text:style-name="P90"><text:span text:style-name="T91">   <text:s/></text:span><text:span text:style-name="T92">margin</text:span><text:span text:style-name="T93">:<text:s/></text:span><text:span text:style-name="T94">0</text:span><text:span text:style-name="T95">;</text:span></text:p>
      <text:p text:style-name="P96"><text:span text:style-name="T97">   <text:s/></text:span><text:span text:style-name="T98">padding</text:span><text:span text:style-name="T99">:<text:s/></text:span><text:span text:style-name="T100">0</text:span><text:span text:style-name="T101">;</text:span></text:p>
      <text:p text:style-name="P102">}</text:p>
      <text:p text:style-name="P103"/>
      <text:p text:style-name="P104"><text:span text:style-name="T105">/* Estilos generales */</text:span></text:p>
      <text:p text:style-name="P106"><text:span text:style-name="T107">body</text:span><text:span text:style-name="T108"><text:s/>{</text:span></text:p>
      <text:p text:style-name="P109"><text:span text:style-name="T110">   <text:s/></text:span><text:span text:style-name="T111">font-family</text:span><text:span text:style-name="T112">:<text:s/></text:span><text:span text:style-name="T113">Arial</text:span><text:span text:style-name="T114">,<text:s/></text:span><text:span text:style-name="T115">sans-serif</text:span><text:span text:style-name="T116">;</text:span></text:p>
      <text:p text:style-name="P117"><text:span text:style-name="T118">   <text:s/></text:span><text:span text:style-name="T119">background-color</text:span><text:span text:style-name="T120">:<text:s/></text:span><text:span text:style-name="T121">#f4f4f4</text:span><text:span text:style-name="T122">;</text:span></text:p>
      <text:p text:style-name="P123"><text:span text:style-name="T124">   <text:s/></text:span><text:span text:style-name="T125">color</text:span><text:span text:style-name="T126">:<text:s/></text:span><text:span text:style-name="T127">#333</text:span><text:span text:style-name="T128">;</text:span></text:p>
      <text:p text:style-name="P129">}</text:p>
      <text:p text:style-name="P130"/>
      <text:p text:style-name="P131"><text:span text:style-name="T132">.container</text:span><text:span text:style-name="T133"><text:s/>{</text:span></text:p>
      <text:p text:style-name="P134"><text:span text:style-name="T135">   <text:s/></text:span><text:span text:style-name="T136">max-width</text:span><text:span text:style-name="T137">:<text:s/></text:span><text:span text:style-name="T138">1200px</text:span><text:span text:style-name="T139">;</text:span></text:p>
      <text:p text:style-name="P140"><text:span text:style-name="T141">   <text:s/></text:span><text:span text:style-name="T142">margin</text:span><text:span text:style-name="T143">:<text:s/></text:span><text:span text:style-name="T144">0</text:span><text:span text:style-name="T145"><text:s/></text:span><text:span text:style-name="T146">auto</text:span><text:span text:style-name="T147">;</text:span></text:p>
      <text:p text:style-name="P148"><text:span text:style-name="T149">   <text:s/></text:span><text:span text:style-name="T150">padding</text:span><text:span text:style-name="T151">:<text:s/></text:span><text:span text:style-name="T152">20px</text:span><text:span text:style-name="T153">;</text:span></text:p>
      <text:p text:style-name="P154">}</text:p>
      <text:p text:style-name="P155"/>
      <text:p text:style-name="P156"><text:span text:style-name="T157">h1</text:span><text:span text:style-name="T158"><text:s/>{</text:span></text:p>
      <text:p text:style-name="P159"><text:span text:style-name="T160">   <text:s/></text:span><text:span text:style-name="T161">text-align</text:span><text:span text:style-name="T162">:<text:s/></text:span><text:span text:style-name="T163">center</text:span><text:span text:style-name="T164">;</text:span></text:p>
      <text:p text:style-name="P165"><text:span text:style-name="T166">   <text:s/></text:span><text:span text:style-name="T167">color</text:span><text:span text:style-name="T168">:<text:s/></text:span><text:span text:style-name="T169">#0066cc</text:span><text:span text:style-name="T170">;</text:span></text:p>
      <text:p text:style-name="P171"><text:span text:style-name="T172">   <text:s/></text:span><text:span text:style-name="T173">margin-top</text:span><text:span text:style-name="T174">:<text:s/></text:span><text:span text:style-name="T175">20px</text:span><text:span text:style-name="T176">;</text:span></text:p>
      <text:p text:style-name="P177">}</text:p>
      <text:p text:style-name="P178"/>
      <text:p text:style-name="P179"><text:span text:style-name="T180">form</text:span><text:span text:style-name="T181"><text:s/>{</text:span></text:p>
      <text:p text:style-name="P182"><text:span text:style-name="T183">   <text:s/></text:span><text:span text:style-name="T184">max-width</text:span><text:span text:style-name="T185">:<text:s/></text:span><text:span text:style-name="T186">600px</text:span><text:span text:style-name="T187">;</text:span></text:p>
      <text:p text:style-name="P188"><text:span text:style-name="T189">   <text:s/></text:span><text:span text:style-name="T190">margin</text:span><text:span text:style-name="T191">:<text:s/></text:span><text:span text:style-name="T192">20px</text:span><text:span text:style-name="T193"><text:s/></text:span><text:span text:style-name="T194">auto</text:span><text:span text:style-name="T195">;</text:span></text:p>
      <text:p text:style-name="P196"><text:span text:style-name="T197">   <text:s/></text:span><text:span text:style-name="T198">padding</text:span><text:span text:style-name="T199">:<text:s/></text:span><text:span text:style-name="T200">20px</text:span><text:span text:style-name="T201">;</text:span></text:p>
      <text:soft-page-break/>
      <text:p text:style-name="P202"><text:span text:style-name="T203">   <text:s/></text:span><text:span text:style-name="T204">background-color</text:span><text:span text:style-name="T205">:<text:s/></text:span><text:span text:style-name="T206">#fff</text:span><text:span text:style-name="T207">;</text:span></text:p>
      <text:p text:style-name="P208"><text:span text:style-name="T209">   <text:s/></text:span><text:span text:style-name="T210">border-radius</text:span><text:span text:style-name="T211">:<text:s/></text:span><text:span text:style-name="T212">5px</text:span><text:span text:style-name="T213">;</text:span></text:p>
      <text:p text:style-name="P214"><text:span text:style-name="T215">   <text:s/></text:span><text:span text:style-name="T216">box-shadow</text:span><text:span text:style-name="T217">:<text:s/></text:span><text:span text:style-name="T218">0</text:span><text:span text:style-name="T219"><text:s/></text:span><text:span text:style-name="T220">0</text:span><text:span text:style-name="T221"><text:s/></text:span><text:span text:style-name="T222">10px</text:span><text:span text:style-name="T223"><text:s/>rgba(</text:span><text:span text:style-name="T224">0</text:span><text:span text:style-name="T225">,<text:s/></text:span><text:span text:style-name="T226">0</text:span><text:span text:style-name="T227">,<text:s/></text:span><text:span text:style-name="T228">0</text:span><text:span text:style-name="T229">,<text:s/></text:span><text:span text:style-name="T230">0.1</text:span><text:span text:style-name="T231">);</text:span></text:p>
      <text:p text:style-name="P232">}</text:p>
      <text:p text:style-name="P233"/>
      <text:p text:style-name="P234"><text:span text:style-name="T235">label</text:span><text:span text:style-name="T236"><text:s/>{</text:span></text:p>
      <text:p text:style-name="P237"><text:span text:style-name="T238">   <text:s/></text:span><text:span text:style-name="T239">display</text:span><text:span text:style-name="T240">:<text:s/></text:span><text:span text:style-name="T241">block</text:span><text:span text:style-name="T242">;</text:span></text:p>
      <text:p text:style-name="P243"><text:span text:style-name="T244">   <text:s/></text:span><text:span text:style-name="T245">margin-bottom</text:span><text:span text:style-name="T246">:<text:s/></text:span><text:span text:style-name="T247">8px</text:span><text:span text:style-name="T248">;</text:span></text:p>
      <text:p text:style-name="P249"><text:span text:style-name="T250">   <text:s/></text:span><text:span text:style-name="T251">font-weight</text:span><text:span text:style-name="T252">:<text:s/></text:span><text:span text:style-name="T253">bold</text:span><text:span text:style-name="T254">;</text:span></text:p>
      <text:p text:style-name="P255">}</text:p>
      <text:p text:style-name="P256"/>
      <text:p text:style-name="P257"><text:span text:style-name="T258">input</text:span><text:span text:style-name="T259">[</text:span><text:span text:style-name="T260">type</text:span><text:span text:style-name="T261">=</text:span><text:span text:style-name="T262">"text"</text:span><text:span text:style-name="T263">],</text:span></text:p>
      <text:p text:style-name="P264"><text:span text:style-name="T265">input</text:span><text:span text:style-name="T266">[</text:span><text:span text:style-name="T267">type</text:span><text:span text:style-name="T268">=</text:span><text:span text:style-name="T269">"number"</text:span><text:span text:style-name="T270">],</text:span></text:p>
      <text:p text:style-name="P271"><text:span text:style-name="T272">select</text:span><text:span text:style-name="T273">,</text:span></text:p>
      <text:p text:style-name="P274"><text:span text:style-name="T275">textarea</text:span><text:span text:style-name="T276">,</text:span></text:p>
      <text:p text:style-name="P277"><text:span text:style-name="T278">input</text:span><text:span text:style-name="T279">[</text:span><text:span text:style-name="T280">type</text:span><text:span text:style-name="T281">=</text:span><text:span text:style-name="T282">"email"</text:span><text:span text:style-name="T283">],</text:span></text:p>
      <text:p text:style-name="P284"><text:span text:style-name="T285">input</text:span><text:span text:style-name="T286">[</text:span><text:span text:style-name="T287">type</text:span><text:span text:style-name="T288">=</text:span><text:span text:style-name="T289">"date"</text:span><text:span text:style-name="T290">] {</text:span></text:p>
      <text:p text:style-name="P291"><text:span text:style-name="T292">   <text:s/></text:span><text:span text:style-name="T293">width</text:span><text:span text:style-name="T294">:<text:s/></text:span><text:span text:style-name="T295">100%</text:span><text:span text:style-name="T296">;</text:span></text:p>
      <text:p text:style-name="P297"><text:span text:style-name="T298">   <text:s/></text:span><text:span text:style-name="T299">padding</text:span><text:span text:style-name="T300">:<text:s/></text:span><text:span text:style-name="T301">8px</text:span><text:span text:style-name="T302">;</text:span></text:p>
      <text:p text:style-name="P303"><text:span text:style-name="T304">   <text:s/></text:span><text:span text:style-name="T305">margin-bottom</text:span><text:span text:style-name="T306">:<text:s/></text:span><text:span text:style-name="T307">16px</text:span><text:span text:style-name="T308">;</text:span></text:p>
      <text:p text:style-name="P309"><text:span text:style-name="T310">   <text:s/></text:span><text:span text:style-name="T311">border</text:span><text:span text:style-name="T312">:<text:s/></text:span><text:span text:style-name="T313">1px</text:span><text:span text:style-name="T314"><text:s/></text:span><text:span text:style-name="T315">solid</text:span><text:span text:style-name="T316"><text:s/></text:span><text:span text:style-name="T317">#ccc</text:span><text:span text:style-name="T318">;</text:span></text:p>
      <text:p text:style-name="P319"><text:span text:style-name="T320">   <text:s/></text:span><text:span text:style-name="T321">border-radius</text:span><text:span text:style-name="T322">:<text:s/></text:span><text:span text:style-name="T323">4px</text:span><text:span text:style-name="T324">;</text:span></text:p>
      <text:p text:style-name="P325"><text:span text:style-name="T326">   <text:s/></text:span><text:span text:style-name="T327">box-sizing</text:span><text:span text:style-name="T328">:<text:s/></text:span><text:span text:style-name="T329">border-box</text:span><text:span text:style-name="T330">;</text:span></text:p>
      <text:p text:style-name="P331">}</text:p>
      <text:p text:style-name="P332"/>
      <text:p text:style-name="P333"><text:span text:style-name="T334">ul</text:span><text:span text:style-name="T335"><text:s/>{</text:span></text:p>
      <text:p text:style-name="P336"><text:span text:style-name="T337">   <text:s/></text:span><text:span text:style-name="T338">list-style</text:span><text:span text:style-name="T339">:<text:s/></text:span><text:span text:style-name="T340">none</text:span><text:span text:style-name="T341">;</text:span></text:p>
      <text:p text:style-name="P342"><text:span text:style-name="T343">   <text:s/></text:span><text:span text:style-name="T344">margin-bottom</text:span><text:span text:style-name="T345">:<text:s/></text:span><text:span text:style-name="T346">16px</text:span><text:span text:style-name="T347">;</text:span></text:p>
      <text:p text:style-name="P348">}</text:p>
      <text:p text:style-name="P349"/>
      <text:p text:style-name="P350"><text:span text:style-name="T351">ul</text:span><text:span text:style-name="T352"><text:s/></text:span><text:span text:style-name="T353">li</text:span><text:span text:style-name="T354"><text:s/>{</text:span></text:p>
      <text:p text:style-name="P355"><text:span text:style-name="T356">   <text:s/></text:span><text:span text:style-name="T357">margin-bottom</text:span><text:span text:style-name="T358">:<text:s/></text:span><text:span text:style-name="T359">8px</text:span><text:span text:style-name="T360">;</text:span></text:p>
      <text:p text:style-name="P361">}</text:p>
      <text:p text:style-name="P362"/>
      <text:p text:style-name="P363"><text:span text:style-name="T364">.errorSpam</text:span><text:span text:style-name="T365"><text:s/>{</text:span></text:p>
      <text:p text:style-name="P366"><text:span text:style-name="T367">   <text:s/></text:span><text:span text:style-name="T368">color</text:span><text:span text:style-name="T369">:<text:s/></text:span><text:span text:style-name="T370">red</text:span><text:span text:style-name="T371">;</text:span></text:p>
      <text:p text:style-name="P372"><text:span text:style-name="T373">   <text:s/></text:span><text:span text:style-name="T374">font-size</text:span><text:span text:style-name="T375">:<text:s/></text:span><text:span text:style-name="T376">12px</text:span><text:span text:style-name="T377">;</text:span></text:p>
      <text:p text:style-name="P378">}</text:p>
      <text:p text:style-name="P379"/>
      <text:p text:style-name="P380"><text:span text:style-name="T381">input</text:span><text:span text:style-name="T382">[</text:span><text:span text:style-name="T383">type</text:span><text:span text:style-name="T384">=</text:span><text:span text:style-name="T385">"submit"</text:span><text:span text:style-name="T386">] {</text:span></text:p>
      <text:p text:style-name="P387"><text:span text:style-name="T388">   <text:s/></text:span><text:span text:style-name="T389">background-color</text:span><text:span text:style-name="T390">:<text:s/></text:span><text:span text:style-name="T391">#4caf50</text:span><text:span text:style-name="T392">;</text:span></text:p>
      <text:p text:style-name="P393"><text:span text:style-name="T394">   <text:s/></text:span><text:span text:style-name="T395">color</text:span><text:span text:style-name="T396">:<text:s/></text:span><text:span text:style-name="T397">#fff</text:span><text:span text:style-name="T398">;</text:span></text:p>
      <text:p text:style-name="P399"><text:span text:style-name="T400">   <text:s/></text:span><text:span text:style-name="T401">padding</text:span><text:span text:style-name="T402">:<text:s/></text:span><text:span text:style-name="T403">10px</text:span><text:span text:style-name="T404"><text:s/></text:span><text:span text:style-name="T405">15px</text:span><text:span text:style-name="T406">;</text:span></text:p>
      <text:p text:style-name="P407"><text:span text:style-name="T408">   <text:s/></text:span><text:span text:style-name="T409">border</text:span><text:span text:style-name="T410">:<text:s/></text:span><text:span text:style-name="T411">none</text:span><text:span text:style-name="T412">;</text:span></text:p>
      <text:p text:style-name="P413"><text:span text:style-name="T414">   <text:s/></text:span><text:span text:style-name="T415">border-radius</text:span><text:span text:style-name="T416">:<text:s/></text:span><text:span text:style-name="T417">4px</text:span><text:span text:style-name="T418">;</text:span></text:p>
      <text:p text:style-name="P419"><text:span text:style-name="T420">   <text:s/></text:span><text:span text:style-name="T421">cursor</text:span><text:span text:style-name="T422">:<text:s/></text:span><text:span text:style-name="T423">pointer</text:span><text:span text:style-name="T424">;</text:span></text:p>
      <text:p text:style-name="P425"><text:span text:style-name="T426">   <text:s/></text:span><text:span text:style-name="T427">font-size</text:span><text:span text:style-name="T428">:<text:s/></text:span><text:span text:style-name="T429">16px</text:span><text:span text:style-name="T430">;</text:span></text:p>
      <text:p text:style-name="P431">}</text:p>
      <text:p text:style-name="P432"/>
      <text:p text:style-name="P433"><text:span text:style-name="T434">input</text:span><text:span text:style-name="T435">[</text:span><text:span text:style-name="T436">type</text:span><text:span text:style-name="T437">=</text:span><text:span text:style-name="T438">"submit"</text:span><text:span text:style-name="T439">]</text:span><text:span text:style-name="T440">:hover</text:span><text:span text:style-name="T441"><text:s/>{</text:span></text:p>
      <text:p text:style-name="P442"><text:span text:style-name="T443">   <text:s/></text:span><text:span text:style-name="T444">background-color</text:span><text:span text:style-name="T445">:<text:s/></text:span><text:span text:style-name="T446">#45a049</text:span><text:span text:style-name="T447">;</text:span></text:p>
      <text:p text:style-name="P448">}</text:p>
      <text:p text:style-name="P449"/>
      <text:p text:style-name="P450">Formulario.html</text:p>
      <text:p text:style-name="P451"><text:bookmark-end text:name="_Hlk158742352"/></text:p>
      <text:p text:style-name="P452"><text:span text:style-name="T453">&lt;!DOCTYPE</text:span><text:span text:style-name="T454"><text:s/></text:span><text:span text:style-name="T455">html</text:span><text:span text:style-name="T456">&gt;</text:span></text:p>
      <text:p text:style-name="P457"><text:span text:style-name="T458">&lt;html</text:span><text:span text:style-name="T459"><text:s/></text:span><text:span text:style-name="T460">lang</text:span><text:span text:style-name="T461">=</text:span><text:span text:style-name="T462">"es"</text:span><text:span text:style-name="T463">&gt;</text:span></text:p>
      <text:p text:style-name="P464"><text:span text:style-name="T465">&lt;head&gt;</text:span></text:p>
      <text:p text:style-name="P466"><text:span text:style-name="T467">   <text:s/></text:span><text:span text:style-name="T468">&lt;meta</text:span><text:span text:style-name="T469"><text:s/></text:span><text:span text:style-name="T470">charset</text:span><text:span text:style-name="T471">=</text:span><text:span text:style-name="T472">"UTF-8"</text:span><text:span text:style-name="T473">&gt;</text:span></text:p>
      <text:p text:style-name="P474"><text:span text:style-name="T475">   <text:s/></text:span><text:span text:style-name="T476">&lt;meta</text:span><text:span text:style-name="T477"><text:s/></text:span><text:span text:style-name="T478">name</text:span><text:span text:style-name="T479">=</text:span><text:span text:style-name="T480">"viewport"</text:span><text:span text:style-name="T481"><text:s/></text:span><text:span text:style-name="T482">content</text:span><text:span text:style-name="T483">=</text:span><text:span text:style-name="T484">"width=device-width, initial-scale=1.0"</text:span><text:span text:style-name="T485">&gt;</text:span></text:p>
      <text:p text:style-name="P486"><text:span text:style-name="T487">   <text:s/></text:span><text:span text:style-name="T488">&lt;title&gt;</text:span><text:span text:style-name="T489">Formulario de Contacto</text:span><text:span text:style-name="T490">&lt;/title&gt;</text:span></text:p>
      <text:p text:style-name="P491"><text:span text:style-name="T492">&lt;/head&gt;</text:span></text:p>
      <text:p text:style-name="P493"><text:span text:style-name="T494">&lt;body&gt;</text:span></text:p>
      <text:p text:style-name="P495">   <text:s/></text:p>
      <text:p text:style-name="P496"><text:span text:style-name="T497">   <text:s/></text:span><text:span text:style-name="T498">&lt;h1</text:span><text:span text:style-name="T499"><text:s/></text:span><text:span text:style-name="T500">id</text:span><text:span text:style-name="T501">=</text:span><text:span text:style-name="T502">"idTitulo"</text:span><text:span text:style-name="T503">&gt;</text:span><text:span text:style-name="T504">¡Bienvenido al Formulario de Contacto!</text:span><text:span text:style-name="T505">&lt;/h1&gt;</text:span></text:p>
      <text:p text:style-name="P506"/>
      <text:p text:style-name="P507"><text:span text:style-name="T508">   <text:s/></text:span><text:span text:style-name="T509">&lt;form</text:span><text:span text:style-name="T510"><text:s/></text:span><text:span text:style-name="T511">id</text:span><text:span text:style-name="T512">=</text:span><text:span text:style-name="T513">"miFormulario"</text:span><text:span text:style-name="T514"><text:s/></text:span><text:span text:style-name="T515">action</text:span><text:span text:style-name="T516">=</text:span><text:span text:style-name="T517">"#"</text:span><text:span text:style-name="T518"><text:s/></text:span><text:span text:style-name="T519">method</text:span><text:span text:style-name="T520">=</text:span><text:span text:style-name="T521">"post"</text:span><text:span text:style-name="T522">&gt;</text:span><text:span text:style-name="T523"><text:s/>   <text:s/></text:span></text:p>
      <text:p text:style-name="P524"/>
      <text:p text:style-name="P525"><text:span text:style-name="T526">       <text:s/></text:span><text:span text:style-name="T527">&lt;label</text:span><text:span text:style-name="T528"><text:s/></text:span><text:span text:style-name="T529">for</text:span><text:span text:style-name="T530">=</text:span><text:span text:style-name="T531">"idNombre"</text:span><text:span text:style-name="T532">&gt;</text:span><text:span text:style-name="T533">Nombre:</text:span><text:span text:style-name="T534">&lt;/label&gt;</text:span></text:p>
      <text:p text:style-name="P535"><text:span text:style-name="T536">       <text:s/></text:span><text:span text:style-name="T537">&lt;input</text:span><text:span text:style-name="T538"><text:s/></text:span><text:span text:style-name="T539">type</text:span><text:span text:style-name="T540">=</text:span><text:span text:style-name="T541">"text"</text:span><text:span text:style-name="T542"><text:s/></text:span><text:span text:style-name="T543">name</text:span><text:span text:style-name="T544">=</text:span><text:span text:style-name="T545">"nombre"</text:span><text:span text:style-name="T546"><text:s/></text:span><text:span text:style-name="T547">id</text:span><text:span text:style-name="T548">=</text:span><text:span text:style-name="T549">"idNombre"</text:span><text:span text:style-name="T550"><text:s/></text:span><text:span text:style-name="T551">required</text:span><text:span text:style-name="T552"><text:s/></text:span><text:span text:style-name="T553">maxlength</text:span><text:span text:style-name="T554">=</text:span><text:span text:style-name="T555">"30"</text:span><text:span text:style-name="T556"><text:s/></text:span><text:span text:style-name="T557">/&gt;</text:span></text:p>
      <text:p text:style-name="P558"><text:span text:style-name="T559">       <text:s/></text:span><text:span text:style-name="T560">&lt;span</text:span><text:span text:style-name="T561"><text:s/></text:span><text:span text:style-name="T562">id</text:span><text:span text:style-name="T563">=</text:span><text:span text:style-name="T564">"idNombreError"</text:span><text:span text:style-name="T565"><text:s/></text:span><text:span text:style-name="T566">class</text:span><text:span text:style-name="T567">=</text:span><text:span text:style-name="T568">"errorSpam"</text:span><text:span text:style-name="T569">&gt;&lt;/span&gt;</text:span></text:p>
      <text:p text:style-name="P570"/>
      <text:p text:style-name="P571"><text:span text:style-name="T572">       <text:s/></text:span><text:span text:style-name="T573">&lt;label</text:span><text:span text:style-name="T574"><text:s/></text:span><text:span text:style-name="T575">for</text:span><text:span text:style-name="T576">=</text:span><text:span text:style-name="T577">"idEdad"</text:span><text:span text:style-name="T578">&gt;</text:span><text:span text:style-name="T579">Edad:</text:span><text:span text:style-name="T580">&lt;/label&gt;</text:span></text:p>
      <text:p text:style-name="P581"><text:span text:style-name="T582">       <text:s/></text:span><text:span text:style-name="T583">&lt;input</text:span><text:span text:style-name="T584"><text:s/></text:span><text:span text:style-name="T585">type</text:span><text:span text:style-name="T586">=</text:span><text:span text:style-name="T587">"number"</text:span><text:span text:style-name="T588"><text:s/></text:span><text:span text:style-name="T589">name</text:span><text:span text:style-name="T590">=</text:span><text:span text:style-name="T591">"edad"</text:span><text:span text:style-name="T592"><text:s/></text:span><text:span text:style-name="T593">id</text:span><text:span text:style-name="T594">=</text:span><text:span text:style-name="T595">"idEdad"</text:span><text:span text:style-name="T596"><text:s/></text:span><text:span text:style-name="T597">required</text:span><text:span text:style-name="T598"><text:s/></text:span><text:span text:style-name="T599">min</text:span><text:span text:style-name="T600">=</text:span><text:span text:style-name="T601">"18"</text:span><text:span text:style-name="T602"><text:s/></text:span><text:span text:style-name="T603">max</text:span><text:span text:style-name="T604">=</text:span><text:span text:style-name="T605">"99"</text:span><text:span text:style-name="T606"><text:s/></text:span><text:span text:style-name="T607">/&gt;</text:span></text:p>
      <text:p text:style-name="P608"><text:span text:style-name="T609">       <text:s/></text:span><text:span text:style-name="T610">&lt;span</text:span><text:span text:style-name="T611"><text:s/></text:span><text:span text:style-name="T612">id</text:span><text:span text:style-name="T613">=</text:span><text:span text:style-name="T614">"idEdadError"</text:span><text:span text:style-name="T615"><text:s/></text:span><text:span text:style-name="T616">class</text:span><text:span text:style-name="T617">=</text:span><text:span text:style-name="T618">"errorSpam"</text:span><text:span text:style-name="T619">&gt;&lt;/span&gt;</text:span></text:p>
      <text:p text:style-name="P620"/>
      <text:p text:style-name="P621"><text:span text:style-name="T622">       <text:s/></text:span><text:span text:style-name="T623">&lt;label</text:span><text:span text:style-name="T624"><text:s/></text:span><text:span text:style-name="T625">for</text:span><text:span text:style-name="T626">=</text:span><text:span text:style-name="T627">"idEmail"</text:span><text:span text:style-name="T628">&gt;</text:span><text:span text:style-name="T629">Correo Electrónico</text:span><text:span text:style-name="T630">&lt;/label&gt;</text:span></text:p>
      <text:p text:style-name="P631"><text:span text:style-name="T632">       <text:s/></text:span><text:span text:style-name="T633">&lt;input</text:span><text:span text:style-name="T634"><text:s/></text:span><text:span text:style-name="T635">type</text:span><text:span text:style-name="T636">=</text:span><text:span text:style-name="T637">"email"</text:span><text:span text:style-name="T638"><text:s/></text:span><text:span text:style-name="T639">name</text:span><text:span text:style-name="T640">=</text:span><text:span text:style-name="T641">"email"</text:span><text:span text:style-name="T642"><text:s/></text:span><text:span text:style-name="T643">id</text:span><text:span text:style-name="T644">=</text:span><text:span text:style-name="T645">"idEmail"</text:span><text:span text:style-name="T646"><text:s/></text:span><text:span text:style-name="T647">/&gt;</text:span></text:p>
      <text:p text:style-name="P648"><text:span text:style-name="T649">       <text:s/></text:span><text:span text:style-name="T650">&lt;span</text:span><text:span text:style-name="T651"><text:s/></text:span><text:span text:style-name="T652">id</text:span><text:span text:style-name="T653">=</text:span><text:span text:style-name="T654">"idEdadError"</text:span><text:span text:style-name="T655"><text:s/></text:span><text:span text:style-name="T656">class</text:span><text:span text:style-name="T657">=</text:span><text:span text:style-name="T658">"errorSpam"</text:span><text:span text:style-name="T659">&gt;&lt;/span&gt;</text:span></text:p>
      <text:p text:style-name="P660"/>
      <text:p text:style-name="P661"><text:span text:style-name="T662">       <text:s/></text:span><text:span text:style-name="T663">&lt;label</text:span><text:span text:style-name="T664"><text:s/></text:span><text:span text:style-name="T665">for</text:span><text:span text:style-name="T666">=</text:span><text:span text:style-name="T667">"idFechaNacimiento"</text:span><text:span text:style-name="T668">&gt;</text:span><text:span text:style-name="T669">Fecha de Nacimiento:</text:span><text:span text:style-name="T670">&lt;/label&gt;</text:span></text:p>
      <text:p text:style-name="P671"><text:span text:style-name="T672">       <text:s/></text:span><text:span text:style-name="T673">&lt;input</text:span><text:span text:style-name="T674"><text:s/></text:span><text:span text:style-name="T675">type</text:span><text:span text:style-name="T676">=</text:span><text:span text:style-name="T677">"date"</text:span><text:span text:style-name="T678"><text:s/></text:span><text:span text:style-name="T679">name</text:span><text:span text:style-name="T680">=</text:span><text:span text:style-name="T681">"fechaNacimiento"</text:span><text:span text:style-name="T682"><text:s/></text:span><text:span text:style-name="T683">id</text:span><text:span text:style-name="T684">=</text:span><text:span text:style-name="T685">"idFechaNacimiento"</text:span><text:span text:style-name="T686"><text:s/></text:span><text:span text:style-name="T687">/&gt;</text:span></text:p>
      <text:p text:style-name="P688"><text:span text:style-name="T689">       <text:s/></text:span><text:span text:style-name="T690">&lt;span</text:span><text:span text:style-name="T691"><text:s/></text:span><text:span text:style-name="T692">id</text:span><text:span text:style-name="T693">=</text:span><text:span text:style-name="T694">"idEdadFechaNacimiento"</text:span><text:span text:style-name="T695"><text:s/></text:span><text:span text:style-name="T696">class</text:span><text:span text:style-name="T697">=</text:span><text:span text:style-name="T698">"errorSpam"</text:span><text:span text:style-name="T699">&gt;&lt;/span&gt;</text:span></text:p>
      <text:p text:style-name="P700"/>
      <text:p text:style-name="P701"><text:span text:style-name="T702">       <text:s/></text:span><text:span text:style-name="T703">&lt;label</text:span><text:span text:style-name="T704"><text:s/></text:span><text:span text:style-name="T705">for</text:span><text:span text:style-name="T706">=</text:span><text:span text:style-name="T707">"idPais"</text:span><text:span text:style-name="T708">&gt;</text:span><text:span text:style-name="T709">País:</text:span><text:span text:style-name="T710">&lt;/label&gt;</text:span></text:p>
      <text:p text:style-name="P711"><text:span text:style-name="T712">       <text:s/></text:span><text:span text:style-name="T713">&lt;select</text:span><text:span text:style-name="T714"><text:s/></text:span><text:span text:style-name="T715">name</text:span><text:span text:style-name="T716">=</text:span><text:span text:style-name="T717">"pais"</text:span><text:span text:style-name="T718"><text:s/></text:span><text:span text:style-name="T719">id</text:span><text:span text:style-name="T720">=</text:span><text:span text:style-name="T721">"idPais"</text:span><text:span text:style-name="T722"><text:s/></text:span><text:span text:style-name="T723">required</text:span><text:span text:style-name="T724">&gt;</text:span></text:p>
      <text:p text:style-name="P725"><text:span text:style-name="T726">           <text:s/></text:span><text:span text:style-name="T727">&lt;option</text:span><text:span text:style-name="T728"><text:s/></text:span><text:span text:style-name="T729">value</text:span><text:span text:style-name="T730">=</text:span><text:span text:style-name="T731">""</text:span><text:span text:style-name="T732"><text:s/></text:span><text:span text:style-name="T733">disabled</text:span><text:span text:style-name="T734"><text:s/></text:span><text:span text:style-name="T735">selected</text:span><text:span text:style-name="T736">&gt;</text:span><text:span text:style-name="T737">Selecciona tu país</text:span><text:span text:style-name="T738">&lt;/option&gt;</text:span></text:p>
      <text:p text:style-name="P739"><text:span text:style-name="T740">           <text:s/></text:span><text:span text:style-name="T741">&lt;option</text:span><text:span text:style-name="T742"><text:s/></text:span><text:span text:style-name="T743">value</text:span><text:span text:style-name="T744">=</text:span><text:span text:style-name="T745">"espana"</text:span><text:span text:style-name="T746">&gt;</text:span><text:span text:style-name="T747">España</text:span><text:span text:style-name="T748">&lt;/option&gt;</text:span></text:p>
      <text:p text:style-name="P749"><text:span text:style-name="T750">           <text:s/></text:span><text:span text:style-name="T751">&lt;option</text:span><text:span text:style-name="T752"><text:s/></text:span><text:span text:style-name="T753">value</text:span><text:span text:style-name="T754">=</text:span><text:span text:style-name="T755">"mexico"</text:span><text:span text:style-name="T756">&gt;</text:span><text:span text:style-name="T757">México</text:span><text:span text:style-name="T758">&lt;/option&gt;</text:span></text:p>
      <text:p text:style-name="P759"><text:span text:style-name="T760">           <text:s/></text:span><text:span text:style-name="T761">&lt;option</text:span><text:span text:style-name="T762"><text:s/></text:span><text:span text:style-name="T763">value</text:span><text:span text:style-name="T764">=</text:span><text:span text:style-name="T765">"argentina"</text:span><text:span text:style-name="T766">&gt;</text:span><text:span text:style-name="T767">Argentina</text:span><text:span text:style-name="T768">&lt;/option&gt;</text:span></text:p>
      <text:p text:style-name="P769"><text:span text:style-name="T770">           <text:s/></text:span><text:span text:style-name="T771">&lt;option</text:span><text:span text:style-name="T772"><text:s/></text:span><text:span text:style-name="T773">value</text:span><text:span text:style-name="T774">=</text:span><text:span text:style-name="T775">"otro"</text:span><text:span text:style-name="T776">&gt;</text:span><text:span text:style-name="T777">Otro</text:span><text:span text:style-name="T778">&lt;/option&gt;</text:span><text:span text:style-name="T779"><text:s/>           </text:span></text:p>
      <text:soft-page-break/>
      <text:p text:style-name="P780"><text:span text:style-name="T781">       <text:s/></text:span><text:span text:style-name="T782">&lt;/select&gt;</text:span></text:p>
      <text:p text:style-name="P783"><text:span text:style-name="T784">       <text:s/></text:span><text:span text:style-name="T785">&lt;span</text:span><text:span text:style-name="T786"><text:s/></text:span><text:span text:style-name="T787">id</text:span><text:span text:style-name="T788">=</text:span><text:span text:style-name="T789">"idPaisError"</text:span><text:span text:style-name="T790"><text:s/></text:span><text:span text:style-name="T791">class</text:span><text:span text:style-name="T792">=</text:span><text:span text:style-name="T793">"errorSpam"</text:span><text:span text:style-name="T794">&gt;&lt;/span&gt;</text:span></text:p>
      <text:p text:style-name="P795"/>
      <text:p text:style-name="P796"><text:span text:style-name="T797">       <text:s/></text:span><text:span text:style-name="T798">&lt;label</text:span><text:span text:style-name="T799"><text:s/></text:span><text:span text:style-name="T800">for</text:span><text:span text:style-name="T801">=</text:span><text:span text:style-name="T802">"idIntereses"</text:span><text:span text:style-name="T803">&gt;</text:span><text:span text:style-name="T804">Intereses:</text:span><text:span text:style-name="T805">&lt;/label&gt;</text:span></text:p>
      <text:p text:style-name="P806"><text:span text:style-name="T807">       <text:s/></text:span><text:span text:style-name="T808">&lt;ul&gt;</text:span></text:p>
      <text:p text:style-name="P809"><text:span text:style-name="T810">           <text:s/></text:span><text:span text:style-name="T811">&lt;li&gt;&lt;input</text:span><text:span text:style-name="T812"><text:s/></text:span><text:span text:style-name="T813">type</text:span><text:span text:style-name="T814">=</text:span><text:span text:style-name="T815">"checkbox"</text:span><text:span text:style-name="T816"><text:s/></text:span><text:span text:style-name="T817">name</text:span><text:span text:style-name="T818">=</text:span><text:span text:style-name="T819">"interes"</text:span><text:span text:style-name="T820"><text:s/></text:span><text:span text:style-name="T821">value</text:span><text:span text:style-name="T822">=</text:span><text:span text:style-name="T823">"deportes"</text:span><text:span text:style-name="T824">&gt;</text:span><text:span text:style-name="T825"><text:s/>Deportes</text:span><text:span text:style-name="T826">&lt;/li&gt;</text:span></text:p>
      <text:p text:style-name="P827"><text:span text:style-name="T828">           <text:s/></text:span><text:span text:style-name="T829">&lt;li&gt;&lt;input</text:span><text:span text:style-name="T830"><text:s/></text:span><text:span text:style-name="T831">type</text:span><text:span text:style-name="T832">=</text:span><text:span text:style-name="T833">"checkbox"</text:span><text:span text:style-name="T834"><text:s/></text:span><text:span text:style-name="T835">name</text:span><text:span text:style-name="T836">=</text:span><text:span text:style-name="T837">"interes"</text:span><text:span text:style-name="T838"><text:s/></text:span><text:span text:style-name="T839">value</text:span><text:span text:style-name="T840">=</text:span><text:span text:style-name="T841">"musica"</text:span><text:span text:style-name="T842">&gt;</text:span><text:span text:style-name="T843"><text:s/>Música</text:span><text:span text:style-name="T844">&lt;/li&gt;</text:span></text:p>
      <text:p text:style-name="P845"><text:span text:style-name="T846">           <text:s/></text:span><text:span text:style-name="T847">&lt;li&gt;&lt;input</text:span><text:span text:style-name="T848"><text:s/></text:span><text:span text:style-name="T849">type</text:span><text:span text:style-name="T850">=</text:span><text:span text:style-name="T851">"checkbox"</text:span><text:span text:style-name="T852"><text:s/></text:span><text:span text:style-name="T853">name</text:span><text:span text:style-name="T854">=</text:span><text:span text:style-name="T855">"interes"</text:span><text:span text:style-name="T856"><text:s/></text:span><text:span text:style-name="T857">value</text:span><text:span text:style-name="T858">=</text:span><text:span text:style-name="T859">"viajes"</text:span><text:span text:style-name="T860">&gt;</text:span><text:span text:style-name="T861"><text:s/>Viajes</text:span><text:span text:style-name="T862">&lt;/li&gt;</text:span></text:p>
      <text:p text:style-name="P863"><text:span text:style-name="T864">           <text:s/></text:span><text:span text:style-name="T865">&lt;li&gt;&lt;input</text:span><text:span text:style-name="T866"><text:s/></text:span><text:span text:style-name="T867">type</text:span><text:span text:style-name="T868">=</text:span><text:span text:style-name="T869">"checkbox"</text:span><text:span text:style-name="T870"><text:s/></text:span><text:span text:style-name="T871">name</text:span><text:span text:style-name="T872">=</text:span><text:span text:style-name="T873">"interes"</text:span><text:span text:style-name="T874"><text:s/></text:span><text:span text:style-name="T875">value</text:span><text:span text:style-name="T876">=</text:span><text:span text:style-name="T877">"y-mas"</text:span><text:span text:style-name="T878">&gt;</text:span><text:span text:style-name="T879"><text:s/>Y mas</text:span><text:span text:style-name="T880">&lt;/li&gt;</text:span><text:span text:style-name="T881"><text:s/>           </text:span></text:p>
      <text:p text:style-name="P882"><text:span text:style-name="T883">       <text:s/></text:span><text:span text:style-name="T884">&lt;/ul&gt;</text:span></text:p>
      <text:p text:style-name="P885"><text:span text:style-name="T886">       <text:s/></text:span><text:span text:style-name="T887">&lt;span</text:span><text:span text:style-name="T888"><text:s/></text:span><text:span text:style-name="T889">id</text:span><text:span text:style-name="T890">=</text:span><text:span text:style-name="T891">"idInteresesError"</text:span><text:span text:style-name="T892"><text:s/></text:span><text:span text:style-name="T893">class</text:span><text:span text:style-name="T894">=</text:span><text:span text:style-name="T895">"errorSpam"</text:span><text:span text:style-name="T896">&gt;&lt;/span&gt;</text:span></text:p>
      <text:p text:style-name="P897"/>
      <text:p text:style-name="P898"><text:span text:style-name="T899">       <text:s/></text:span><text:span text:style-name="T900">&lt;label</text:span><text:span text:style-name="T901"><text:s/></text:span><text:span text:style-name="T902">for</text:span><text:span text:style-name="T903">=</text:span><text:span text:style-name="T904">"idObservaciones"</text:span><text:span text:style-name="T905">&gt;</text:span><text:span text:style-name="T906">Observaciones:</text:span><text:span text:style-name="T907">&lt;/label&gt;</text:span></text:p>
      <text:p text:style-name="P908"><text:span text:style-name="T909">       <text:s/></text:span><text:span text:style-name="T910">&lt;textarea</text:span><text:span text:style-name="T911"><text:s/></text:span><text:span text:style-name="T912">name</text:span><text:span text:style-name="T913">=</text:span><text:span text:style-name="T914">"observaciones"</text:span><text:span text:style-name="T915"><text:s/></text:span><text:span text:style-name="T916">id</text:span><text:span text:style-name="T917">=</text:span><text:span text:style-name="T918">"idObservaciones"</text:span><text:span text:style-name="T919"><text:s/></text:span><text:span text:style-name="T920">rows</text:span><text:span text:style-name="T921">=</text:span><text:span text:style-name="T922">"4"</text:span><text:span text:style-name="T923"><text:s/></text:span><text:span text:style-name="T924">cols</text:span><text:span text:style-name="T925">=</text:span><text:span text:style-name="T926">"50"</text:span><text:span text:style-name="T927">&gt;&lt;/textarea&gt;</text:span></text:p>
      <text:p text:style-name="P928"/>
      <text:p text:style-name="P929">       <text:s/></text:p>
      <text:p text:style-name="P930"/>
      <text:p text:style-name="P931"><text:span text:style-name="T932">       <text:s/></text:span><text:span text:style-name="T933">&lt;input</text:span><text:span text:style-name="T934"><text:s/></text:span><text:span text:style-name="T935">type</text:span><text:span text:style-name="T936">=</text:span><text:span text:style-name="T937">"submit"</text:span><text:span text:style-name="T938"><text:s/></text:span><text:span text:style-name="T939">value</text:span><text:span text:style-name="T940">=</text:span><text:span text:style-name="T941">"Enviar"</text:span><text:span text:style-name="T942">&gt;</text:span></text:p>
      <text:p text:style-name="P943"><text:span text:style-name="T944">   <text:s/></text:span><text:span text:style-name="T945">&lt;/form&gt;</text:span></text:p>
      <text:p text:style-name="P946"/>
      <text:p text:style-name="P947"><text:span text:style-name="T948">&lt;/body&gt;</text:span></text:p>
      <text:p text:style-name="P949"><text:span text:style-name="T950">&lt;/html&gt;</text:span></text:p>
      <text:p text:style-name="P951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margin-bottom="0in" fo:margin-left="0.0069in" fo:text-indent="-0.0069in">
        <style:tab-stops/>
      </style:paragraph-properties>
      <style:text-properties style:font-name="Calibri" style:font-name-asian="Calibri" style:font-name-complex="Calibri" fo:color="#538135" fo:font-size="14pt" style:font-size-asian="14pt" fo:hyphenate="false"/>
    </style:style>
    <style:style style:name="Normal" style:display-name="Normal" style:family="paragraph">
      <style:paragraph-properties fo:text-align="justify" fo:margin-bottom="0.0034in" fo:line-height="104%" fo:margin-left="0.0069in" fo:text-indent="-0.0069in">
        <style:tab-stops/>
      </style:paragraph-properties>
      <style:text-properties style:font-name="Calibri" style:font-name-asian="Calibri" style:font-name-complex="Calibri" fo:color="#000000" fo:font-size="12pt" style:font-size-asian="12pt" fo:hyphenate="false"/>
    </style:style>
    <style:style style:name="Fuentedepárrafopredeter." style:display-name="Fuente de párrafo predeter." style:family="text"/>
    <style:style style:name="Título1Car" style:display-name="Título 1 Car" style:family="text">
      <style:text-properties style:font-name="Calibri" style:font-name-asian="Calibri" style:font-name-complex="Calibri" fo:color="#538135" fo:font-size="14pt" style:font-size-asian="14pt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458in"/>
          <style:tab-stop style:type="right" style:position="5.8986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style:font-name="Calibri" style:font-name-asian="Calibri" style:font-name-complex="Calibri" fo:color="#000000" fo:font-size="12pt" style:font-size-asian="12pt"/>
    </style:style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458in"/>
          <style:tab-stop style:type="right" style:position="5.8986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style:font-name="Calibri" style:font-name-asian="Calibri" style:font-name-complex="Calibri" fo:color="#000000" fo:font-size="12pt" style:font-size-asian="12pt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Descripción" style:display-name="Descripción" style:family="paragraph" style:parent-style-name="Normal" style:next-style-name="Normal">
      <style:paragraph-properties fo:text-align="start" fo:margin-bottom="0.1388in" fo:line-height="100%" fo:margin-left="0in" fo:text-indent="0in">
        <style:tab-stops/>
      </style:paragraph-properties>
      <style:text-properties style:font-name="Calibri" style:font-name-asian="Calibri" style:font-name-complex="Times New Roman" fo:font-style="italic" style:font-style-asian="italic" style:font-style-complex="italic" fo:color="#44546A" fo:font-size="9pt" style:font-size-asian="9pt" style:font-size-complex="9pt" style:language-asian="en" style:country-asian="US" fo:hyphenate="false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text-align="start" fo:margin-top="0.0694in" fo:margin-bottom="0.0694in" fo:line-height="100%" fo:margin-left="0in" fo:text-indent="0in">
        <style:tab-stops/>
      </style:paragraph-properties>
      <style:text-properties style:font-name="Times New Roman" style:font-name-asian="Times New Roman" style:font-name-complex="Times New Roman" style:use-window-font-color="true" style:font-size-complex="12pt" fo:hyphenate="false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super 64.5%" fo:font-size="15.5pt" style:font-size-asian="15.5pt" style:font-size-complex="15.5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super 64.5%" fo:font-size="15.5pt" style:font-size-asian="15.5pt" style:font-size-complex="15.5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super 64.5%" fo:font-size="15.5pt" style:font-size-asian="15.5pt" style:font-size-complex="15.5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super 64.5%" fo:font-size="15.5pt" style:font-size-asian="15.5pt" style:font-size-complex="15.5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super 64.5%" fo:font-size="15.5pt" style:font-size-asian="15.5pt" style:font-size-complex="15.5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super 64.5%" fo:font-size="15.5pt" style:font-size-asian="15.5pt" style:font-size-complex="15.5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super 64.5%" fo:font-size="15.5pt" style:font-size-asian="15.5pt" style:font-size-complex="15.5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super 64.5%" fo:font-size="15.5pt" style:font-size-asian="15.5pt" style:font-size-complex="15.5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super 64.5%" fo:font-size="15.5pt" style:font-size-asian="15.5pt" style:font-size-complex="15.5pt" fo:background-color="transparent" style:text-underline-type="none" style:text-underline-color="#000000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Calibri" style:font-name-asian="Calibri" style:font-name-complex="Calibri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Calibri" style:font-name-asian="Calibri" style:font-name-complex="Calibri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Calibri" style:font-name-asian="Calibri" style:font-name-complex="Calibri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Calibri" style:font-name-asian="Calibri" style:font-name-complex="Calibri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Calibri" style:font-name-asian="Calibri" style:font-name-complex="Calibri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Calibri" style:font-name-asian="Calibri" style:font-name-complex="Calibri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Calibri" style:font-name-asian="Calibri" style:font-name-complex="Calibri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Calibri" style:font-name-asian="Calibri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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1in" text:min-label-width="0in" text:list-level-position-and-space-mode="label-alignment">
          <style:list-level-label-alignment text:label-followed-by="listtab" fo:margin-left="1.1in" fo:text-indent="0in"/>
        </style:list-level-properties>
        <style:text-properties style:font-name="Calibri"/>
      </text:list-level-style-bullet>
      <text:list-level-style-bullet text:level="3" text:style-name="WW_CharLFO1LVL3" text:bullet-char="▪">
        <style:list-level-properties text:space-before="1.6in" text:min-label-width="0in" text:list-level-position-and-space-mode="label-alignment">
          <style:list-level-label-alignment text:label-followed-by="listtab" fo:margin-left="1.6in" fo:text-indent="0in"/>
        </style:list-level-properties>
        <style:text-properties style:font-name="Calibri"/>
      </text:list-level-style-bullet>
      <text:list-level-style-bullet text:level="4" text:style-name="WW_CharLFO1LVL4" text:bullet-char="•">
        <style:list-level-properties text:space-before="2.1in" text:min-label-width="0in" text:list-level-position-and-space-mode="label-alignment">
          <style:list-level-label-alignment text:label-followed-by="listtab" fo:margin-left="2.1in" fo:text-indent="0in"/>
        </style:list-level-properties>
        <style:text-properties style:font-name="Calibri"/>
      </text:list-level-style-bullet>
      <text:list-level-style-bullet text:level="5" text:style-name="WW_CharLFO1LVL5" text:bullet-char="o">
        <style:list-level-properties text:space-before="2.6in" text:min-label-width="0in" text:list-level-position-and-space-mode="label-alignment">
          <style:list-level-label-alignment text:label-followed-by="listtab" fo:margin-left="2.6in" fo:text-indent="0in"/>
        </style:list-level-properties>
        <style:text-properties style:font-name="Calibri"/>
      </text:list-level-style-bullet>
      <text:list-level-style-bullet text:level="6" text:style-name="WW_CharLFO1LVL6" text:bullet-char="▪">
        <style:list-level-properties text:space-before="3.1in" text:min-label-width="0in" text:list-level-position-and-space-mode="label-alignment">
          <style:list-level-label-alignment text:label-followed-by="listtab" fo:margin-left="3.1in" fo:text-indent="0in"/>
        </style:list-level-properties>
        <style:text-properties style:font-name="Calibri"/>
      </text:list-level-style-bullet>
      <text:list-level-style-bullet text:level="7" text:style-name="WW_CharLFO1LVL7" text:bullet-char="•">
        <style:list-level-properties text:space-before="3.6in" text:min-label-width="0in" text:list-level-position-and-space-mode="label-alignment">
          <style:list-level-label-alignment text:label-followed-by="listtab" fo:margin-left="3.6in" fo:text-indent="0in"/>
        </style:list-level-properties>
        <style:text-properties style:font-name="Calibri"/>
      </text:list-level-style-bullet>
      <text:list-level-style-bullet text:level="8" text:style-name="WW_CharLFO1LVL8" text:bullet-char="o">
        <style:list-level-properties text:space-before="4.1in" text:min-label-width="0in" text:list-level-position-and-space-mode="label-alignment">
          <style:list-level-label-alignment text:label-followed-by="listtab" fo:margin-left="4.1in" fo:text-indent="0in"/>
        </style:list-level-properties>
        <style:text-properties style:font-name="Calibri"/>
      </text:list-level-style-bullet>
      <text:list-level-style-bullet text:level="9" text:style-name="WW_CharLFO1LVL9" text:bullet-char="▪">
        <style:list-level-properties text:space-before="4.6in" text:min-label-width="0in" text:list-level-position-and-space-mode="label-alignment">
          <style:list-level-label-alignment text:label-followed-by="listtab" fo:margin-left="4.6in" fo:text-indent="0in"/>
        </style:list-level-properties>
        <style:text-properties style:font-name="Calibri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-0.0097in" text:min-label-width="0.25in" text:list-level-position-and-space-mode="label-alignment">
          <style:list-level-label-alignment text:label-followed-by="listtab" fo:margin-left="0.2402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4902in" text:min-label-width="0.25in" text:list-level-position-and-space-mode="label-alignment">
          <style:list-level-label-alignment text:label-followed-by="listtab" fo:margin-left="0.7402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9902in" text:min-label-width="0.25in" text:list-level-position-and-space-mode="label-alignment">
          <style:list-level-label-alignment text:label-followed-by="listtab" fo:margin-left="1.2402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.4902in" text:min-label-width="0.25in" text:list-level-position-and-space-mode="label-alignment">
          <style:list-level-label-alignment text:label-followed-by="listtab" fo:margin-left="1.7402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2.4902in" text:min-label-width="0.25in" text:list-level-position-and-space-mode="label-alignment">
          <style:list-level-label-alignment text:label-followed-by="listtab" fo:margin-left="2.7402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2.9902in" text:min-label-width="0.25in" text:list-level-position-and-space-mode="label-alignment">
          <style:list-level-label-alignment text:label-followed-by="listtab" fo:margin-left="3.240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3.4902in" text:min-label-width="0.25in" text:list-level-position-and-space-mode="label-alignment">
          <style:list-level-label-alignment text:label-followed-by="listtab" fo:margin-left="3.7402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3.9902in" text:min-label-width="0.25in" text:list-level-position-and-space-mode="label-alignment">
          <style:list-level-label-alignment text:label-followed-by="listtab" fo:margin-left="4.2402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5.0416in" text:min-label-width="0.25in" text:list-level-position-and-space-mode="label-alignment">
          <style:list-level-label-alignment text:label-followed-by="listtab" fo:margin-left="5.2916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•">
        <style:list-level-properties text:space-before="0.4916in" text:min-label-width="0.493in" text:list-level-position-and-space-mode="label-alignment">
          <style:list-level-label-alignment text:label-followed-by="listtab" fo:margin-left="0.9847in" fo:text-indent="-0.493in"/>
        </style:list-level-properties>
        <style:text-properties style:font-name="Calibri"/>
      </text:list-level-style-bullet>
      <text:list-level-style-bullet text:level="2" text:style-name="WW_CharLFO2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493in" text:list-level-position-and-space-mode="label-alignment">
          <style:list-level-label-alignment text:label-followed-by="listtab" fo:margin-left="0.743in" fo:text-indent="-0.493in"/>
        </style:list-level-properties>
        <style:text-properties style:font-name="Calibri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493in" text:list-level-position-and-space-mode="label-alignment">
          <style:list-level-label-alignment text:label-followed-by="listtab" fo:margin-left="0.743in" fo:text-indent="-0.493in"/>
        </style:list-level-properties>
        <style:text-properties style:font-name="Calibri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493in" text:list-level-position-and-space-mode="label-alignment">
          <style:list-level-label-alignment text:label-followed-by="listtab" fo:margin-left="0.743in" fo:text-indent="-0.493in"/>
        </style:list-level-properties>
        <style:text-properties style:font-name="Calibri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493in" text:list-level-position-and-space-mode="label-alignment">
          <style:list-level-label-alignment text:label-followed-by="listtab" fo:margin-left="0.743in" fo:text-indent="-0.493in"/>
        </style:list-level-properties>
        <style:text-properties style:font-name="Calibri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493in" text:list-level-position-and-space-mode="label-alignment">
          <style:list-level-label-alignment text:label-followed-by="listtab" fo:margin-left="0.743in" fo:text-indent="-0.493in"/>
        </style:list-level-properties>
        <style:text-properties style:font-name="Calibri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•">
        <style:list-level-properties text:space-before="0.5in" text:min-label-width="0.493in" text:list-level-position-and-space-mode="label-alignment">
          <style:list-level-label-alignment text:label-followed-by="listtab" fo:margin-left="0.993in" fo:text-indent="-0.493in"/>
        </style:list-level-properties>
        <style:text-properties style:font-name="Calibri"/>
      </text:list-level-style-bullet>
      <text:list-level-style-bullet text:level="2" text:style-name="WW_CharLFO2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•">
        <style:list-level-properties text:space-before="0.4916in" text:min-label-width="0.1791in" text:list-level-position-and-space-mode="label-alignment">
          <style:list-level-label-alignment text:label-followed-by="listtab" fo:margin-left="0.6708in" fo:text-indent="-0.1791in"/>
        </style:list-level-properties>
        <style:text-properties style:font-name="Calibri"/>
      </text:list-level-style-bullet>
      <text:list-level-style-bullet text:level="2" text:style-name="WW_CharLFO28LVL2" text:bullet-char="o">
        <style:list-level-properties text:space-before="0.45in" text:min-label-width="0.25in" text:list-level-position-and-space-mode="label-alignment">
          <style:list-level-label-alignment text:label-followed-by="listtab" fo:margin-left="0.7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0.95in" text:min-label-width="0.25in" text:list-level-position-and-space-mode="label-alignment">
          <style:list-level-label-alignment text:label-followed-by="listtab" fo:margin-left="1.2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45in" text:min-label-width="0.25in" text:list-level-position-and-space-mode="label-alignment">
          <style:list-level-label-alignment text:label-followed-by="listtab" fo:margin-left="1.7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1.95in" text:min-label-width="0.25in" text:list-level-position-and-space-mode="label-alignment">
          <style:list-level-label-alignment text:label-followed-by="listtab" fo:margin-left="2.2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45in" text:min-label-width="0.25in" text:list-level-position-and-space-mode="label-alignment">
          <style:list-level-label-alignment text:label-followed-by="listtab" fo:margin-left="2.7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2.95in" text:min-label-width="0.25in" text:list-level-position-and-space-mode="label-alignment">
          <style:list-level-label-alignment text:label-followed-by="listtab" fo:margin-left="3.2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45in" text:min-label-width="0.25in" text:list-level-position-and-space-mode="label-alignment">
          <style:list-level-label-alignment text:label-followed-by="listtab" fo:margin-left="3.7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3.95in" text:min-label-width="0.25in" text:list-level-position-and-space-mode="label-alignment">
          <style:list-level-label-alignment text:label-followed-by="listtab" fo:margin-left="4.2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9in" fo:margin-bottom="0.5in" fo:margin-right="1.17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Encabezado" style:family="paragraph">
      <style:text-properties fo:color="#4472C4" fo:font-size="10pt" style:font-size-asian="10pt" style:font-size-complex="10pt"/>
    </style:style>
    <style:style style:name="P3" style:parent-style-name="Normal" style:family="paragraph">
      <style:paragraph-properties fo:text-align="start" fo:margin-bottom="0.2201in" fo:line-height="109%" fo:margin-left="-0.0104in" fo:margin-right="-0.009in" fo:text-indent="0in">
        <style:tab-stops>
          <style:tab-stop style:type="center" style:position="2.9645in"/>
          <style:tab-stop style:type="right" style:position="5.918in"/>
        </style:tab-stops>
      </style:paragraph-properties>
    </style:style>
    <style:style style:name="T4" style:parent-style-name="Fuentedepárrafopredeter." style:family="text">
      <style:text-properties fo:color="#2E74B5" fo:font-size="10pt" style:font-size-asian="10pt"/>
    </style:style>
    <style:style style:name="T5" style:parent-style-name="Fuentedepárrafopredeter." style:family="text">
      <style:text-properties fo:color="#2E74B5" fo:font-size="10pt" style:font-size-asian="10pt"/>
    </style:style>
    <style:style style:name="T6" style:parent-style-name="Fuentedepárrafopredeter." style:family="text">
      <style:text-properties fo:color="#2E74B5" fo:font-size="10pt" style:font-size-asian="10pt"/>
    </style:style>
    <style:style style:name="T7" style:parent-style-name="Fuentedepárrafopredeter." style:family="text">
      <style:text-properties fo:color="#2E74B5" fo:font-size="10pt" style:font-size-asian="10pt"/>
    </style:style>
    <style:style style:name="T8" style:parent-style-name="Fuentedepárrafopredeter." style:family="text">
      <style:text-properties fo:color="#2E74B5" fo:font-size="10pt" style:font-size-asian="10pt"/>
    </style:style>
  </office:automatic-styles>
  <office:master-styles>
    <style:master-page style:name="MP0" style:page-layout-name="PL0">
      <style:header>
        <text:p text:style-name="P2">Examen práctico<text:s/>Ordinario<text:tab/><text:tab/>marzo<text:s/>2024</text:p>
      </style:header>
      <style:footer>
        <text:p text:style-name="P3"><text:span text:style-name="T4">Profesor: Juan José García Lazo<text:s/></text:span><text:span text:style-name="T5"><text:tab/><text:s/></text:span><text:span text:style-name="T6"><text:tab/>DA</text:span><text:span text:style-name="T7">W</text:span><text:span text:style-name="T8"><text:s/>2º<text:s/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Juan Jose Garcia</meta:initial-creator>
    <dc:creator>Juan José García Lazo</dc:creator>
    <meta:creation-date>2024-02-29T20:00:00Z</meta:creation-date>
    <dc:date>2024-02-29T20:00:00Z</dc:date>
    <meta:print-date>2024-02-13T17:58:00Z</meta:print-date>
    <meta:template xlink:href="Normal" xlink:type="simple"/>
    <meta:editing-cycles>2</meta:editing-cycles>
    <meta:editing-duration>PT60S</meta:editing-duration>
    <meta:document-statistic meta:page-count="6" meta:paragraph-count="14" meta:word-count="1135" meta:character-count="7364" meta:row-count="52" meta:non-whitespace-character-count="6243"/>
  </office:meta>
</office:document-meta>
</file>